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_data" table:style-name="ta1">
        <table:shapes>
          <draw:frame draw:z-index="0" draw:style-name="gr1" draw:text-style-name="P1" svg:width="274.58mm" svg:height="181.94mm" svg:x="244.31mm" svg:y="21.27mm">
            <loext:p draw:notify-on-update-of-ranges="time_data.H4:time_data.H105 time_data.I4:time_data.I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0" table:default-cell-style-name="Default"/>
        <table:table-row table:style-name="ro1">
          <table:table-cell office:value-type="string" calcext:value-type="string">
            <text:p>TIME DAT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PU TIME</text:p>
          </table:table-cell>
          <table:table-cell office:value-type="string" calcext:value-type="string">
            <text:p>OBJ_VALUE</text:p>
          </table:table-cell>
          <table:table-cell table:number-columns-repeated="5"/>
          <table:table-cell office:value-type="string" calcext:value-type="string">
            <text:p>DATA TO USE!!</text:p>
          </table:table-cell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6503000" calcext:value-type="float">
            <text:p>796503000</text:p>
          </table:table-cell>
          <table:table-cell table:number-columns-repeated="10"/>
          <table:table-cell office:value-type="float" office:value="834692000" calcext:value-type="float">
            <text:p>834692000</text:p>
          </table:table-cell>
          <table:table-cell office:value-type="float" office:value="834725000" calcext:value-type="float">
            <text:p>834725000</text:p>
          </table:table-cell>
          <table:table-cell office:value-type="float" office:value="834770000" calcext:value-type="float">
            <text:p>834770000</text:p>
          </table:table-cell>
          <table:table-cell office:value-type="float" office:value="834694000" calcext:value-type="float">
            <text:p>834694000</text:p>
          </table:table-cell>
          <table:table-cell office:value-type="float" office:value="834734000" calcext:value-type="float">
            <text:p>834734000</text:p>
          </table:table-cell>
          <table:table-cell office:value-type="float" office:value="834716000" calcext:value-type="float">
            <text:p>834716000</text:p>
          </table:table-cell>
          <table:table-cell office:value-type="float" office:value="834654000" calcext:value-type="float">
            <text:p>834654000</text:p>
          </table:table-cell>
          <table:table-cell office:value-type="float" office:value="834619000" calcext:value-type="float">
            <text:p>834619000</text:p>
          </table:table-cell>
          <table:table-cell office:value-type="float" office:value="834737000" calcext:value-type="float">
            <text:p>834737000</text:p>
          </table:table-cell>
          <table:table-cell office:value-type="float" office:value="834730000" calcext:value-type="float">
            <text:p>834730000</text:p>
          </table:table-cell>
          <table:table-cell office:value-type="float" office:value="834724000" calcext:value-type="float">
            <text:p>834724000</text:p>
          </table:table-cell>
          <table:table-cell office:value-type="float" office:value="834789000" calcext:value-type="float">
            <text:p>834789000</text:p>
          </table:table-cell>
          <table:table-cell office:value-type="float" office:value="834704000" calcext:value-type="float">
            <text:p>834704000</text:p>
          </table:table-cell>
          <table:table-cell office:value-type="float" office:value="834734000" calcext:value-type="float">
            <text:p>834734000</text:p>
          </table:table-cell>
          <table:table-cell office:value-type="float" office:value="834694000" calcext:value-type="float">
            <text:p>834694000</text:p>
          </table:table-cell>
          <table:table-cell office:value-type="float" office:value="834749000" calcext:value-type="float">
            <text:p>834749000</text:p>
          </table:table-cell>
          <table:table-cell office:value-type="float" office:value="834664000" calcext:value-type="float">
            <text:p>834664000</text:p>
          </table:table-cell>
          <table:table-cell office:value-type="float" office:value="834640000" calcext:value-type="float">
            <text:p>834640000</text:p>
          </table:table-cell>
          <table:table-cell office:value-type="float" office:value="834674000" calcext:value-type="float">
            <text:p>834674000</text:p>
          </table:table-cell>
          <table:table-cell office:value-type="float" office:value="834755000" calcext:value-type="float">
            <text:p>834755000</text:p>
          </table:table-cell>
        </table:table-row>
        <table:table-row table:style-name="ro1">
          <table:table-cell office:value-type="float" office:value="26.544" calcext:value-type="float">
            <text:p>26.544</text:p>
          </table:table-cell>
          <table:table-cell office:value-type="float" office:value="825754000" calcext:value-type="float">
            <text:p>825754000</text:p>
          </table:table-cell>
          <table:table-cell/>
          <table:table-cell table:formula="of:=[.A4]" office:value-type="float" office:value="26.544" calcext:value-type="float">
            <text:p>26.544</text:p>
          </table:table-cell>
          <table:table-cell office:value-type="float" office:value="825754000" calcext:value-type="float">
            <text:p>825754000</text:p>
          </table:table-cell>
          <table:table-cell table:number-columns-repeated="2"/>
          <table:table-cell table:formula="of:=[.D4]+(0*([.D8]-[.D4])/4)" office:value-type="float" office:value="26.544" calcext:value-type="float">
            <text:p>26.544</text:p>
          </table:table-cell>
          <table:table-cell office:value-type="float" office:value="825754000" calcext:value-type="float">
            <text:p>825754000</text:p>
          </table:table-cell>
          <table:table-cell table:number-columns-repeated="23"/>
        </table:table-row>
        <table:table-row table:style-name="ro1">
          <table:table-cell office:value-type="float" office:value="27.504" calcext:value-type="float">
            <text:p>27.504</text:p>
          </table:table-cell>
          <table:table-cell office:value-type="float" office:value="825495000" calcext:value-type="float">
            <text:p>825495000</text:p>
          </table:table-cell>
          <table:table-cell/>
          <table:table-cell table:formula="of:=[.A5]" office:value-type="float" office:value="27.504" calcext:value-type="float">
            <text:p>27.504</text:p>
          </table:table-cell>
          <table:table-cell office:value-type="float" office:value="825495000" calcext:value-type="float">
            <text:p>825495000</text:p>
          </table:table-cell>
          <table:table-cell table:number-columns-repeated="2"/>
          <table:table-cell table:formula="of:=[.D4]+(1*([.D8]-[.D4])/4)" office:value-type="float" office:value="32.997" calcext:value-type="float">
            <text:p>32.997</text:p>
          </table:table-cell>
          <table:table-cell office:value-type="float" office:value="825495000" calcext:value-type="float">
            <text:p>825495000</text:p>
          </table:table-cell>
          <table:table-cell table:number-columns-repeated="23"/>
        </table:table-row>
        <table:table-row table:style-name="ro1">
          <table:table-cell office:value-type="float" office:value="28.22" calcext:value-type="float">
            <text:p>28.22</text:p>
          </table:table-cell>
          <table:table-cell office:value-type="float" office:value="826092000" calcext:value-type="float">
            <text:p>826092000</text:p>
          </table:table-cell>
          <table:table-cell/>
          <table:table-cell table:formula="of:=[.A6]" office:value-type="float" office:value="28.22" calcext:value-type="float">
            <text:p>28.22</text:p>
          </table:table-cell>
          <table:table-cell office:value-type="float" office:value="826092000" calcext:value-type="float">
            <text:p>826092000</text:p>
          </table:table-cell>
          <table:table-cell table:number-columns-repeated="2"/>
          <table:table-cell table:formula="of:=[.D4]+(2*([.D8]-[.D4])/4)" office:value-type="float" office:value="39.45" calcext:value-type="float">
            <text:p>39.45</text:p>
          </table:table-cell>
          <table:table-cell office:value-type="float" office:value="826092000" calcext:value-type="float">
            <text:p>826092000</text:p>
          </table:table-cell>
          <table:table-cell table:number-columns-repeated="23"/>
        </table:table-row>
        <table:table-row table:style-name="ro1">
          <table:table-cell office:value-type="float" office:value="34.224" calcext:value-type="float">
            <text:p>34.224</text:p>
          </table:table-cell>
          <table:table-cell office:value-type="float" office:value="826623000" calcext:value-type="float">
            <text:p>826623000</text:p>
          </table:table-cell>
          <table:table-cell/>
          <table:table-cell table:formula="of:=[.A7]" office:value-type="float" office:value="34.224" calcext:value-type="float">
            <text:p>34.224</text:p>
          </table:table-cell>
          <table:table-cell office:value-type="float" office:value="826623000" calcext:value-type="float">
            <text:p>826623000</text:p>
          </table:table-cell>
          <table:table-cell table:number-columns-repeated="2"/>
          <table:table-cell table:formula="of:=[.D4]+(3*([.D8]-[.D4])/4)" office:value-type="float" office:value="45.903" calcext:value-type="float">
            <text:p>45.903</text:p>
          </table:table-cell>
          <table:table-cell office:value-type="float" office:value="826623000" calcext:value-type="float">
            <text:p>826623000</text:p>
          </table:table-cell>
          <table:table-cell table:number-columns-repeated="23"/>
        </table:table-row>
        <table:table-row table:style-name="ro1">
          <table:table-cell office:value-type="float" office:value="52.356" calcext:value-type="float">
            <text:p>52.356</text:p>
          </table:table-cell>
          <table:table-cell office:value-type="float" office:value="827406000" calcext:value-type="float">
            <text:p>827406000</text:p>
          </table:table-cell>
          <table:table-cell/>
          <table:table-cell table:formula="of:=[.A8]" office:value-type="float" office:value="52.356" calcext:value-type="float">
            <text:p>52.356</text:p>
          </table:table-cell>
          <table:table-cell office:value-type="float" office:value="827406000" calcext:value-type="float">
            <text:p>827406000</text:p>
          </table:table-cell>
          <table:table-cell table:number-columns-repeated="2"/>
          <table:table-cell table:formula="of:=[.D8]+(0*([.D12]-[.D8])/4)" office:value-type="float" office:value="52.356" calcext:value-type="float">
            <text:p>52.356</text:p>
          </table:table-cell>
          <table:table-cell office:value-type="float" office:value="827406000" calcext:value-type="float">
            <text:p>827406000</text:p>
          </table:table-cell>
          <table:table-cell table:number-columns-repeated="23"/>
        </table:table-row>
        <table:table-row table:style-name="ro1">
          <table:table-cell office:value-type="float" office:value="55.464" calcext:value-type="float">
            <text:p>55.464</text:p>
          </table:table-cell>
          <table:table-cell office:value-type="float" office:value="825395000" calcext:value-type="float">
            <text:p>825395000</text:p>
          </table:table-cell>
          <table:table-cell/>
          <table:table-cell table:formula="of:=[.A9]" office:value-type="float" office:value="55.464" calcext:value-type="float">
            <text:p>55.464</text:p>
          </table:table-cell>
          <table:table-cell office:value-type="float" office:value="825395000" calcext:value-type="float">
            <text:p>825395000</text:p>
          </table:table-cell>
          <table:table-cell table:number-columns-repeated="2"/>
          <table:table-cell table:formula="of:=[.D8]+(1*([.D12]-[.D8])/4)" office:value-type="float" office:value="58.989" calcext:value-type="float">
            <text:p>58.989</text:p>
          </table:table-cell>
          <table:table-cell office:value-type="float" office:value="825395000" calcext:value-type="float">
            <text:p>825395000</text:p>
          </table:table-cell>
          <table:table-cell table:number-columns-repeated="23"/>
        </table:table-row>
        <table:table-row table:style-name="ro1">
          <table:table-cell office:value-type="float" office:value="56.564" calcext:value-type="float">
            <text:p>56.564</text:p>
          </table:table-cell>
          <table:table-cell office:value-type="float" office:value="826671000" calcext:value-type="float">
            <text:p>826671000</text:p>
          </table:table-cell>
          <table:table-cell/>
          <table:table-cell table:formula="of:=[.A10]" office:value-type="float" office:value="56.564" calcext:value-type="float">
            <text:p>56.564</text:p>
          </table:table-cell>
          <table:table-cell office:value-type="float" office:value="826671000" calcext:value-type="float">
            <text:p>826671000</text:p>
          </table:table-cell>
          <table:table-cell table:number-columns-repeated="2"/>
          <table:table-cell table:formula="of:=[.D8]+(2*([.D12]-[.D8])/4)" office:value-type="float" office:value="65.622" calcext:value-type="float">
            <text:p>65.622</text:p>
          </table:table-cell>
          <table:table-cell office:value-type="float" office:value="826671000" calcext:value-type="float">
            <text:p>826671000</text:p>
          </table:table-cell>
          <table:table-cell table:number-columns-repeated="23"/>
        </table:table-row>
        <table:table-row table:style-name="ro1">
          <table:table-cell office:value-type="float" office:value="68.652" calcext:value-type="float">
            <text:p>68.652</text:p>
          </table:table-cell>
          <table:table-cell office:value-type="float" office:value="825990000" calcext:value-type="float">
            <text:p>825990000</text:p>
          </table:table-cell>
          <table:table-cell/>
          <table:table-cell table:formula="of:=[.A11]" office:value-type="float" office:value="68.652" calcext:value-type="float">
            <text:p>68.652</text:p>
          </table:table-cell>
          <table:table-cell office:value-type="float" office:value="825990000" calcext:value-type="float">
            <text:p>825990000</text:p>
          </table:table-cell>
          <table:table-cell table:number-columns-repeated="2"/>
          <table:table-cell table:formula="of:=[.D8]+(3*([.D12]-[.D8])/4)" office:value-type="float" office:value="72.255" calcext:value-type="float">
            <text:p>72.255</text:p>
          </table:table-cell>
          <table:table-cell office:value-type="float" office:value="825990000" calcext:value-type="float">
            <text:p>825990000</text:p>
          </table:table-cell>
          <table:table-cell table:number-columns-repeated="23"/>
        </table:table-row>
        <table:table-row table:style-name="ro1">
          <table:table-cell office:value-type="float" office:value="78.888" calcext:value-type="float">
            <text:p>78.888</text:p>
          </table:table-cell>
          <table:table-cell office:value-type="float" office:value="826503000" calcext:value-type="float">
            <text:p>826503000</text:p>
          </table:table-cell>
          <table:table-cell/>
          <table:table-cell table:formula="of:=[.A12]" office:value-type="float" office:value="78.888" calcext:value-type="float">
            <text:p>78.888</text:p>
          </table:table-cell>
          <table:table-cell office:value-type="float" office:value="826503000" calcext:value-type="float">
            <text:p>826503000</text:p>
          </table:table-cell>
          <table:table-cell table:number-columns-repeated="2"/>
          <table:table-cell table:formula="of:=[.D12]+(0*([.D16]-[.D12])/4)" office:value-type="float" office:value="78.888" calcext:value-type="float">
            <text:p>78.888</text:p>
          </table:table-cell>
          <table:table-cell office:value-type="float" office:value="826503000" calcext:value-type="float">
            <text:p>826503000</text:p>
          </table:table-cell>
          <table:table-cell table:number-columns-repeated="23"/>
        </table:table-row>
        <table:table-row table:style-name="ro1">
          <table:table-cell office:value-type="float" office:value="83.236" calcext:value-type="float">
            <text:p>83.236</text:p>
          </table:table-cell>
          <table:table-cell office:value-type="float" office:value="826468000" calcext:value-type="float">
            <text:p>826468000</text:p>
          </table:table-cell>
          <table:table-cell/>
          <table:table-cell table:formula="of:=[.A13]" office:value-type="float" office:value="83.236" calcext:value-type="float">
            <text:p>83.236</text:p>
          </table:table-cell>
          <table:table-cell office:value-type="float" office:value="826468000" calcext:value-type="float">
            <text:p>826468000</text:p>
          </table:table-cell>
          <table:table-cell table:number-columns-repeated="2"/>
          <table:table-cell table:formula="of:=[.D12]+(1*([.D16]-[.D12])/4)" office:value-type="float" office:value="85.641" calcext:value-type="float">
            <text:p>85.641</text:p>
          </table:table-cell>
          <table:table-cell office:value-type="float" office:value="826468000" calcext:value-type="float">
            <text:p>826468000</text:p>
          </table:table-cell>
          <table:table-cell table:number-columns-repeated="23"/>
        </table:table-row>
        <table:table-row table:style-name="ro1">
          <table:table-cell office:value-type="float" office:value="84.424" calcext:value-type="float">
            <text:p>84.424</text:p>
          </table:table-cell>
          <table:table-cell office:value-type="float" office:value="826189000" calcext:value-type="float">
            <text:p>826189000</text:p>
          </table:table-cell>
          <table:table-cell/>
          <table:table-cell table:formula="of:=[.A14]" office:value-type="float" office:value="84.424" calcext:value-type="float">
            <text:p>84.424</text:p>
          </table:table-cell>
          <table:table-cell office:value-type="float" office:value="826189000" calcext:value-type="float">
            <text:p>826189000</text:p>
          </table:table-cell>
          <table:table-cell table:number-columns-repeated="2"/>
          <table:table-cell table:formula="of:=[.D12]+(2*([.D16]-[.D12])/4)" office:value-type="float" office:value="92.394" calcext:value-type="float">
            <text:p>92.394</text:p>
          </table:table-cell>
          <table:table-cell office:value-type="float" office:value="826189000" calcext:value-type="float">
            <text:p>826189000</text:p>
          </table:table-cell>
          <table:table-cell table:number-columns-repeated="23"/>
        </table:table-row>
        <table:table-row table:style-name="ro1">
          <table:table-cell office:value-type="float" office:value="103.196" calcext:value-type="float">
            <text:p>103.196</text:p>
          </table:table-cell>
          <table:table-cell office:value-type="float" office:value="826517000" calcext:value-type="float">
            <text:p>826517000</text:p>
          </table:table-cell>
          <table:table-cell/>
          <table:table-cell table:formula="of:=[.A15]" office:value-type="float" office:value="103.196" calcext:value-type="float">
            <text:p>103.196</text:p>
          </table:table-cell>
          <table:table-cell office:value-type="float" office:value="826517000" calcext:value-type="float">
            <text:p>826517000</text:p>
          </table:table-cell>
          <table:table-cell table:number-columns-repeated="2"/>
          <table:table-cell table:formula="of:=[.D12]+(3*([.D16]-[.D12])/4)" office:value-type="float" office:value="99.147" calcext:value-type="float">
            <text:p>99.147</text:p>
          </table:table-cell>
          <table:table-cell office:value-type="float" office:value="826517000" calcext:value-type="float">
            <text:p>826517000</text:p>
          </table:table-cell>
          <table:table-cell table:number-columns-repeated="23"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826525000" calcext:value-type="float">
            <text:p>826525000</text:p>
          </table:table-cell>
          <table:table-cell/>
          <table:table-cell table:formula="of:=[.A16]" office:value-type="float" office:value="105.9" calcext:value-type="float">
            <text:p>105.9</text:p>
          </table:table-cell>
          <table:table-cell office:value-type="float" office:value="826525000" calcext:value-type="float">
            <text:p>826525000</text:p>
          </table:table-cell>
          <table:table-cell table:number-columns-repeated="2"/>
          <table:table-cell table:formula="of:=[.D16]+(0*([.D20]-[.D16])/4)" office:value-type="float" office:value="105.9" calcext:value-type="float">
            <text:p>105.9</text:p>
          </table:table-cell>
          <table:table-cell office:value-type="float" office:value="826525000" calcext:value-type="float">
            <text:p>826525000</text:p>
          </table:table-cell>
          <table:table-cell table:number-columns-repeated="23"/>
        </table:table-row>
        <table:table-row table:style-name="ro1">
          <table:table-cell office:value-type="float" office:value="111.504" calcext:value-type="float">
            <text:p>111.504</text:p>
          </table:table-cell>
          <table:table-cell office:value-type="float" office:value="826393000" calcext:value-type="float">
            <text:p>826393000</text:p>
          </table:table-cell>
          <table:table-cell/>
          <table:table-cell table:formula="of:=[.A17]" office:value-type="float" office:value="111.504" calcext:value-type="float">
            <text:p>111.504</text:p>
          </table:table-cell>
          <table:table-cell office:value-type="float" office:value="826393000" calcext:value-type="float">
            <text:p>826393000</text:p>
          </table:table-cell>
          <table:table-cell table:number-columns-repeated="2"/>
          <table:table-cell table:formula="of:=[.D16]+(1*([.D20]-[.D16])/4)" office:value-type="float" office:value="113.174" calcext:value-type="float">
            <text:p>113.174</text:p>
          </table:table-cell>
          <table:table-cell office:value-type="float" office:value="826393000" calcext:value-type="float">
            <text:p>826393000</text:p>
          </table:table-cell>
          <table:table-cell table:number-columns-repeated="23"/>
        </table:table-row>
        <table:table-row table:style-name="ro1">
          <table:table-cell office:value-type="float" office:value="112.176" calcext:value-type="float">
            <text:p>112.176</text:p>
          </table:table-cell>
          <table:table-cell office:value-type="float" office:value="826334000" calcext:value-type="float">
            <text:p>826334000</text:p>
          </table:table-cell>
          <table:table-cell/>
          <table:table-cell table:formula="of:=[.A18]" office:value-type="float" office:value="112.176" calcext:value-type="float">
            <text:p>112.176</text:p>
          </table:table-cell>
          <table:table-cell office:value-type="float" office:value="826334000" calcext:value-type="float">
            <text:p>826334000</text:p>
          </table:table-cell>
          <table:table-cell table:number-columns-repeated="2"/>
          <table:table-cell table:formula="of:=[.D16]+(2*([.D20]-[.D16])/4)" office:value-type="float" office:value="120.448" calcext:value-type="float">
            <text:p>120.448</text:p>
          </table:table-cell>
          <table:table-cell office:value-type="float" office:value="826334000" calcext:value-type="float">
            <text:p>826334000</text:p>
          </table:table-cell>
          <table:table-cell table:number-columns-repeated="23"/>
        </table:table-row>
        <table:table-row table:style-name="ro1">
          <table:table-cell office:value-type="float" office:value="131.424" calcext:value-type="float">
            <text:p>131.424</text:p>
          </table:table-cell>
          <table:table-cell office:value-type="float" office:value="826155000" calcext:value-type="float">
            <text:p>826155000</text:p>
          </table:table-cell>
          <table:table-cell/>
          <table:table-cell table:formula="of:=[.A19]" office:value-type="float" office:value="131.424" calcext:value-type="float">
            <text:p>131.424</text:p>
          </table:table-cell>
          <table:table-cell office:value-type="float" office:value="826155000" calcext:value-type="float">
            <text:p>826155000</text:p>
          </table:table-cell>
          <table:table-cell table:number-columns-repeated="2"/>
          <table:table-cell table:formula="of:=[.D16]+(3*([.D20]-[.D16])/4)" office:value-type="float" office:value="127.722" calcext:value-type="float">
            <text:p>127.722</text:p>
          </table:table-cell>
          <table:table-cell office:value-type="float" office:value="826155000" calcext:value-type="float">
            <text:p>826155000</text:p>
          </table:table-cell>
          <table:table-cell table:number-columns-repeated="23"/>
        </table:table-row>
        <table:table-row table:style-name="ro1">
          <table:table-cell office:value-type="float" office:value="134.996" calcext:value-type="float">
            <text:p>134.996</text:p>
          </table:table-cell>
          <table:table-cell office:value-type="float" office:value="825656000" calcext:value-type="float">
            <text:p>825656000</text:p>
          </table:table-cell>
          <table:table-cell/>
          <table:table-cell table:formula="of:=[.A20]" office:value-type="float" office:value="134.996" calcext:value-type="float">
            <text:p>134.996</text:p>
          </table:table-cell>
          <table:table-cell office:value-type="float" office:value="825656000" calcext:value-type="float">
            <text:p>825656000</text:p>
          </table:table-cell>
          <table:table-cell table:number-columns-repeated="2"/>
          <table:table-cell table:formula="of:=[.D20]+(0*([.D24]-[.D20])/4)" office:value-type="float" office:value="134.996" calcext:value-type="float">
            <text:p>134.996</text:p>
          </table:table-cell>
          <table:table-cell office:value-type="float" office:value="825656000" calcext:value-type="float">
            <text:p>825656000</text:p>
          </table:table-cell>
          <table:table-cell table:number-columns-repeated="23"/>
        </table:table-row>
        <table:table-row table:style-name="ro1">
          <table:table-cell office:value-type="float" office:value="136.072" calcext:value-type="float">
            <text:p>136.072</text:p>
          </table:table-cell>
          <table:table-cell office:value-type="float" office:value="825620000" calcext:value-type="float">
            <text:p>825620000</text:p>
          </table:table-cell>
          <table:table-cell/>
          <table:table-cell table:formula="of:=[.A21]" office:value-type="float" office:value="136.072" calcext:value-type="float">
            <text:p>136.072</text:p>
          </table:table-cell>
          <table:table-cell office:value-type="float" office:value="825620000" calcext:value-type="float">
            <text:p>825620000</text:p>
          </table:table-cell>
          <table:table-cell table:number-columns-repeated="2"/>
          <table:table-cell table:formula="of:=[.D20]+(1*([.D24]-[.D20])/4)" office:value-type="float" office:value="175.939" calcext:value-type="float">
            <text:p>175.939</text:p>
          </table:table-cell>
          <table:table-cell office:value-type="float" office:value="825620000" calcext:value-type="float">
            <text:p>825620000</text:p>
          </table:table-cell>
          <table:table-cell table:number-columns-repeated="23"/>
        </table:table-row>
        <table:table-row table:style-name="ro1">
          <table:table-cell office:value-type="float" office:value="136.888" calcext:value-type="float">
            <text:p>136.888</text:p>
          </table:table-cell>
          <table:table-cell office:value-type="float" office:value="826031000" calcext:value-type="float">
            <text:p>826031000</text:p>
          </table:table-cell>
          <table:table-cell/>
          <table:table-cell table:formula="of:=[.A22]" office:value-type="float" office:value="136.888" calcext:value-type="float">
            <text:p>136.888</text:p>
          </table:table-cell>
          <table:table-cell office:value-type="float" office:value="826031000" calcext:value-type="float">
            <text:p>826031000</text:p>
          </table:table-cell>
          <table:table-cell table:number-columns-repeated="2"/>
          <table:table-cell table:formula="of:=[.D20]+(2*([.D24]-[.D20])/4)" office:value-type="float" office:value="216.882" calcext:value-type="float">
            <text:p>216.882</text:p>
          </table:table-cell>
          <table:table-cell office:value-type="float" office:value="826031000" calcext:value-type="float">
            <text:p>826031000</text:p>
          </table:table-cell>
          <table:table-cell table:number-columns-repeated="23"/>
        </table:table-row>
        <table:table-row table:style-name="ro1">
          <table:table-cell office:value-type="float" office:value="142.34" calcext:value-type="float">
            <text:p>142.34</text:p>
          </table:table-cell>
          <table:table-cell office:value-type="float" office:value="825724000" calcext:value-type="float">
            <text:p>825724000</text:p>
          </table:table-cell>
          <table:table-cell/>
          <table:table-cell table:formula="of:=[.A23]" office:value-type="float" office:value="142.34" calcext:value-type="float">
            <text:p>142.34</text:p>
          </table:table-cell>
          <table:table-cell office:value-type="float" office:value="825724000" calcext:value-type="float">
            <text:p>825724000</text:p>
          </table:table-cell>
          <table:table-cell table:number-columns-repeated="2"/>
          <table:table-cell table:formula="of:=[.D20]+(3*([.D24]-[.D20])/4)" office:value-type="float" office:value="257.825" calcext:value-type="float">
            <text:p>257.825</text:p>
          </table:table-cell>
          <table:table-cell office:value-type="float" office:value="825724000" calcext:value-type="float">
            <text:p>825724000</text:p>
          </table:table-cell>
          <table:table-cell table:number-columns-repeated="23"/>
        </table:table-row>
        <table:table-row table:style-name="ro1">
          <table:table-cell office:value-type="float" office:value="498.768" calcext:value-type="float">
            <text:p>498.768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24]-200" office:value-type="float" office:value="298.768" calcext:value-type="float">
            <text:p>298.768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24]+(0*([.D28]-[.D24])/4)" office:value-type="float" office:value="298.768" calcext:value-type="float">
            <text:p>298.768</text:p>
          </table:table-cell>
          <table:table-cell table:formula="of:=[.K24]" office:value-type="float" office:value="832444000" calcext:value-type="float">
            <text:p>832444000</text:p>
          </table:table-cell>
          <table:table-cell/>
          <table:table-cell office:value-type="float" office:value="832444000" calcext:value-type="float">
            <text:p>832444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3]" office:value-type="float" office:value="834692000" calcext:value-type="float">
            <text:p>834692000</text:p>
          </table:table-cell>
          <table:table-cell table:number-columns-repeated="18"/>
        </table:table-row>
        <table:table-row table:style-name="ro1">
          <table:table-cell office:value-type="float" office:value="499.82" calcext:value-type="float">
            <text:p>499.82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25]-200" office:value-type="float" office:value="299.82" calcext:value-type="float">
            <text:p>299.82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24]+(1*([.D28]-[.D24])/4)" office:value-type="float" office:value="301.041" calcext:value-type="float">
            <text:p>301.041</text:p>
          </table:table-cell>
          <table:table-cell table:formula="of:=[.K25]" office:value-type="float" office:value="832477000" calcext:value-type="float">
            <text:p>832477000</text:p>
          </table:table-cell>
          <table:table-cell/>
          <table:table-cell table:formula="of:=[.$K$24]+[.M25]" office:value-type="float" office:value="832477000" calcext:value-type="float">
            <text:p>832477000</text:p>
          </table:table-cell>
          <table:table-cell/>
          <table:table-cell table:formula="of:=[.N25]-[.$N$24]" office:value-type="float" office:value="33000" calcext:value-type="float">
            <text:p>33000</text:p>
          </table:table-cell>
          <table:table-cell table:formula="of:=[.N3]" office:value-type="float" office:value="834725000" calcext:value-type="float">
            <text:p>834725000</text:p>
          </table:table-cell>
          <table:table-cell table:number-columns-repeated="18"/>
        </table:table-row>
        <table:table-row table:style-name="ro1">
          <table:table-cell office:value-type="float" office:value="499.82" calcext:value-type="float">
            <text:p>499.82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26]-200" office:value-type="float" office:value="299.82" calcext:value-type="float">
            <text:p>299.82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24]+(2*([.D28]-[.D24])/4)" office:value-type="float" office:value="303.314" calcext:value-type="float">
            <text:p>303.314</text:p>
          </table:table-cell>
          <table:table-cell table:formula="of:=[.K26]" office:value-type="float" office:value="832522000" calcext:value-type="float">
            <text:p>832522000</text:p>
          </table:table-cell>
          <table:table-cell/>
          <table:table-cell table:formula="of:=[.$K$24]+[.M26]" office:value-type="float" office:value="832522000" calcext:value-type="float">
            <text:p>832522000</text:p>
          </table:table-cell>
          <table:table-cell/>
          <table:table-cell table:formula="of:=[.N26]-[.$N$24]" office:value-type="float" office:value="78000" calcext:value-type="float">
            <text:p>78000</text:p>
          </table:table-cell>
          <table:table-cell table:formula="of:=[.O3]" office:value-type="float" office:value="834770000" calcext:value-type="float">
            <text:p>834770000</text:p>
          </table:table-cell>
          <table:table-cell table:number-columns-repeated="18"/>
        </table:table-row>
        <table:table-row table:style-name="ro1">
          <table:table-cell office:value-type="float" office:value="499.82" calcext:value-type="float">
            <text:p>499.82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27]-200" office:value-type="float" office:value="299.82" calcext:value-type="float">
            <text:p>299.82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24]+(3*([.D28]-[.D24])/4)" office:value-type="float" office:value="305.587" calcext:value-type="float">
            <text:p>305.587</text:p>
          </table:table-cell>
          <table:table-cell table:formula="of:=[.K27]" office:value-type="float" office:value="832446000" calcext:value-type="float">
            <text:p>832446000</text:p>
          </table:table-cell>
          <table:table-cell/>
          <table:table-cell table:formula="of:=[.$K$24]+[.M27]" office:value-type="float" office:value="832446000" calcext:value-type="float">
            <text:p>832446000</text:p>
          </table:table-cell>
          <table:table-cell/>
          <table:table-cell table:formula="of:=[.N27]-[.$N$24]" office:value-type="float" office:value="2000" calcext:value-type="float">
            <text:p>2000</text:p>
          </table:table-cell>
          <table:table-cell table:formula="of:=[.P3]" office:value-type="float" office:value="834694000" calcext:value-type="float">
            <text:p>834694000</text:p>
          </table:table-cell>
          <table:table-cell table:number-columns-repeated="18"/>
        </table:table-row>
        <table:table-row table:style-name="ro1">
          <table:table-cell office:value-type="float" office:value="507.86" calcext:value-type="float">
            <text:p>507.86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28]-200" office:value-type="float" office:value="307.86" calcext:value-type="float">
            <text:p>307.86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28]+(0*([.D32]-[.D28])/4)" office:value-type="float" office:value="307.86" calcext:value-type="float">
            <text:p>307.86</text:p>
          </table:table-cell>
          <table:table-cell table:formula="of:=[.K28]" office:value-type="float" office:value="832486000" calcext:value-type="float">
            <text:p>832486000</text:p>
          </table:table-cell>
          <table:table-cell/>
          <table:table-cell table:formula="of:=[.$K$24]+[.M28]" office:value-type="float" office:value="832486000" calcext:value-type="float">
            <text:p>832486000</text:p>
          </table:table-cell>
          <table:table-cell/>
          <table:table-cell table:formula="of:=[.N28]-[.$N$24]" office:value-type="float" office:value="42000" calcext:value-type="float">
            <text:p>42000</text:p>
          </table:table-cell>
          <table:table-cell table:formula="of:=[.Q3]" office:value-type="float" office:value="834734000" calcext:value-type="float">
            <text:p>834734000</text:p>
          </table:table-cell>
          <table:table-cell table:number-columns-repeated="18"/>
        </table:table-row>
        <table:table-row table:style-name="ro1">
          <table:table-cell office:value-type="float" office:value="525.856" calcext:value-type="float">
            <text:p>525.856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29]-200" office:value-type="float" office:value="325.856" calcext:value-type="float">
            <text:p>325.856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28]+(1*([.D32]-[.D28])/4)" office:value-type="float" office:value="316.98" calcext:value-type="float">
            <text:p>316.98</text:p>
          </table:table-cell>
          <table:table-cell table:formula="of:=[.K29]" office:value-type="float" office:value="832468000" calcext:value-type="float">
            <text:p>832468000</text:p>
          </table:table-cell>
          <table:table-cell/>
          <table:table-cell table:formula="of:=[.$K$24]+[.M29]" office:value-type="float" office:value="832468000" calcext:value-type="float">
            <text:p>832468000</text:p>
          </table:table-cell>
          <table:table-cell/>
          <table:table-cell table:formula="of:=[.N29]-[.$N$24]" office:value-type="float" office:value="24000" calcext:value-type="float">
            <text:p>24000</text:p>
          </table:table-cell>
          <table:table-cell table:formula="of:=[.R3]" office:value-type="float" office:value="834716000" calcext:value-type="float">
            <text:p>834716000</text:p>
          </table:table-cell>
          <table:table-cell table:number-columns-repeated="18"/>
        </table:table-row>
        <table:table-row table:style-name="ro1">
          <table:table-cell office:value-type="float" office:value="527.9" calcext:value-type="float">
            <text:p>527.9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30]-200" office:value-type="float" office:value="327.9" calcext:value-type="float">
            <text:p>327.9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28]+(2*([.D32]-[.D28])/4)" office:value-type="float" office:value="326.1" calcext:value-type="float">
            <text:p>326.1</text:p>
          </table:table-cell>
          <table:table-cell table:formula="of:=[.K30]" office:value-type="float" office:value="832406000" calcext:value-type="float">
            <text:p>832406000</text:p>
          </table:table-cell>
          <table:table-cell/>
          <table:table-cell table:formula="of:=[.$K$24]+[.M30]" office:value-type="float" office:value="832406000" calcext:value-type="float">
            <text:p>832406000</text:p>
          </table:table-cell>
          <table:table-cell/>
          <table:table-cell table:formula="of:=[.N30]-[.$N$24]" office:value-type="float" office:value="-38000" calcext:value-type="float">
            <text:p>-38000</text:p>
          </table:table-cell>
          <table:table-cell table:formula="of:=[.S3]" office:value-type="float" office:value="834654000" calcext:value-type="float">
            <text:p>834654000</text:p>
          </table:table-cell>
          <table:table-cell table:number-columns-repeated="18"/>
        </table:table-row>
        <table:table-row table:style-name="ro1">
          <table:table-cell office:value-type="float" office:value="528.032" calcext:value-type="float">
            <text:p>528.032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31]-200" office:value-type="float" office:value="328.032" calcext:value-type="float">
            <text:p>328.032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28]+(3*([.D32]-[.D28])/4)" office:value-type="float" office:value="335.22" calcext:value-type="float">
            <text:p>335.22</text:p>
          </table:table-cell>
          <table:table-cell table:formula="of:=[.K31]" office:value-type="float" office:value="832371000" calcext:value-type="float">
            <text:p>832371000</text:p>
          </table:table-cell>
          <table:table-cell/>
          <table:table-cell table:formula="of:=[.$K$24]+[.M31]" office:value-type="float" office:value="832371000" calcext:value-type="float">
            <text:p>832371000</text:p>
          </table:table-cell>
          <table:table-cell/>
          <table:table-cell table:formula="of:=[.N31]-[.$N$24]" office:value-type="float" office:value="-73000" calcext:value-type="float">
            <text:p>-73000</text:p>
          </table:table-cell>
          <table:table-cell table:formula="of:=[.T3]" office:value-type="float" office:value="834619000" calcext:value-type="float">
            <text:p>834619000</text:p>
          </table:table-cell>
          <table:table-cell table:number-columns-repeated="18"/>
        </table:table-row>
        <table:table-row table:style-name="ro1">
          <table:table-cell office:value-type="float" office:value="544.34" calcext:value-type="float">
            <text:p>544.34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32]-200" office:value-type="float" office:value="344.34" calcext:value-type="float">
            <text:p>344.34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32]+(0*([.D36]-[.D32])/4)" office:value-type="float" office:value="344.34" calcext:value-type="float">
            <text:p>344.34</text:p>
          </table:table-cell>
          <table:table-cell table:formula="of:=[.K32]" office:value-type="float" office:value="832489000" calcext:value-type="float">
            <text:p>832489000</text:p>
          </table:table-cell>
          <table:table-cell/>
          <table:table-cell table:formula="of:=[.$K$24]+[.M32]" office:value-type="float" office:value="832489000" calcext:value-type="float">
            <text:p>832489000</text:p>
          </table:table-cell>
          <table:table-cell/>
          <table:table-cell table:formula="of:=[.N32]-[.$N$24]" office:value-type="float" office:value="45000" calcext:value-type="float">
            <text:p>45000</text:p>
          </table:table-cell>
          <table:table-cell table:formula="of:=[.U3]" office:value-type="float" office:value="834737000" calcext:value-type="float">
            <text:p>834737000</text:p>
          </table:table-cell>
          <table:table-cell table:number-columns-repeated="18"/>
        </table:table-row>
        <table:table-row table:style-name="ro1">
          <table:table-cell office:value-type="float" office:value="553.276" calcext:value-type="float">
            <text:p>553.276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33]-200" office:value-type="float" office:value="353.276" calcext:value-type="float">
            <text:p>353.276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32]+(1*([.D36]-[.D32])/4)" office:value-type="float" office:value="353.459" calcext:value-type="float">
            <text:p>353.459</text:p>
          </table:table-cell>
          <table:table-cell table:formula="of:=[.K33]" office:value-type="float" office:value="832482000" calcext:value-type="float">
            <text:p>832482000</text:p>
          </table:table-cell>
          <table:table-cell/>
          <table:table-cell table:formula="of:=[.$K$24]+[.M33]" office:value-type="float" office:value="832482000" calcext:value-type="float">
            <text:p>832482000</text:p>
          </table:table-cell>
          <table:table-cell/>
          <table:table-cell table:formula="of:=[.N33]-[.$N$24]" office:value-type="float" office:value="38000" calcext:value-type="float">
            <text:p>38000</text:p>
          </table:table-cell>
          <table:table-cell table:formula="of:=[.V3]" office:value-type="float" office:value="834730000" calcext:value-type="float">
            <text:p>834730000</text:p>
          </table:table-cell>
          <table:table-cell table:number-columns-repeated="18"/>
        </table:table-row>
        <table:table-row table:style-name="ro1">
          <table:table-cell office:value-type="float" office:value="556.28" calcext:value-type="float">
            <text:p>556.28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34]-200" office:value-type="float" office:value="356.28" calcext:value-type="float">
            <text:p>356.28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32]+(2*([.D36]-[.D32])/4)" office:value-type="float" office:value="362.578" calcext:value-type="float">
            <text:p>362.578</text:p>
          </table:table-cell>
          <table:table-cell table:formula="of:=[.K34]" office:value-type="float" office:value="832476000" calcext:value-type="float">
            <text:p>832476000</text:p>
          </table:table-cell>
          <table:table-cell/>
          <table:table-cell table:formula="of:=[.$K$24]+[.M34]" office:value-type="float" office:value="832476000" calcext:value-type="float">
            <text:p>832476000</text:p>
          </table:table-cell>
          <table:table-cell/>
          <table:table-cell table:formula="of:=[.N34]-[.$N$24]" office:value-type="float" office:value="32000" calcext:value-type="float">
            <text:p>32000</text:p>
          </table:table-cell>
          <table:table-cell table:formula="of:=[.W3]" office:value-type="float" office:value="834724000" calcext:value-type="float">
            <text:p>834724000</text:p>
          </table:table-cell>
          <table:table-cell table:number-columns-repeated="18"/>
        </table:table-row>
        <table:table-row table:style-name="ro1">
          <table:table-cell office:value-type="float" office:value="556.488" calcext:value-type="float">
            <text:p>556.488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35]-200" office:value-type="float" office:value="356.488" calcext:value-type="float">
            <text:p>356.488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32]+(3*([.D36]-[.D32])/4)" office:value-type="float" office:value="371.697" calcext:value-type="float">
            <text:p>371.697</text:p>
          </table:table-cell>
          <table:table-cell table:formula="of:=[.K35]" office:value-type="float" office:value="832541000" calcext:value-type="float">
            <text:p>832541000</text:p>
          </table:table-cell>
          <table:table-cell/>
          <table:table-cell table:formula="of:=[.$K$24]+[.M35]" office:value-type="float" office:value="832541000" calcext:value-type="float">
            <text:p>832541000</text:p>
          </table:table-cell>
          <table:table-cell/>
          <table:table-cell table:formula="of:=[.N35]-[.$N$24]" office:value-type="float" office:value="97000" calcext:value-type="float">
            <text:p>97000</text:p>
          </table:table-cell>
          <table:table-cell table:formula="of:=[.X3]" office:value-type="float" office:value="834789000" calcext:value-type="float">
            <text:p>834789000</text:p>
          </table:table-cell>
          <table:table-cell table:number-columns-repeated="18"/>
        </table:table-row>
        <table:table-row table:style-name="ro1">
          <table:table-cell office:value-type="float" office:value="580.816" calcext:value-type="float">
            <text:p>580.816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36]-200" office:value-type="float" office:value="380.816" calcext:value-type="float">
            <text:p>380.816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36]+(0*([.D40]-[.D36])/4)" office:value-type="float" office:value="380.816" calcext:value-type="float">
            <text:p>380.816</text:p>
          </table:table-cell>
          <table:table-cell table:formula="of:=[.K36]" office:value-type="float" office:value="832456000" calcext:value-type="float">
            <text:p>832456000</text:p>
          </table:table-cell>
          <table:table-cell/>
          <table:table-cell table:formula="of:=[.$K$24]+[.M36]" office:value-type="float" office:value="832456000" calcext:value-type="float">
            <text:p>832456000</text:p>
          </table:table-cell>
          <table:table-cell/>
          <table:table-cell table:formula="of:=[.N36]-[.$N$24]" office:value-type="float" office:value="12000" calcext:value-type="float">
            <text:p>12000</text:p>
          </table:table-cell>
          <table:table-cell table:formula="of:=[.Y3]" office:value-type="float" office:value="834704000" calcext:value-type="float">
            <text:p>834704000</text:p>
          </table:table-cell>
          <table:table-cell table:number-columns-repeated="18"/>
        </table:table-row>
        <table:table-row table:style-name="ro1">
          <table:table-cell office:value-type="float" office:value="581.116" calcext:value-type="float">
            <text:p>581.116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37]-200" office:value-type="float" office:value="381.116" calcext:value-type="float">
            <text:p>381.116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36]+(1*([.D40]-[.D36])/4)" office:value-type="float" office:value="387.742" calcext:value-type="float">
            <text:p>387.742</text:p>
          </table:table-cell>
          <table:table-cell table:formula="of:=[.K37]" office:value-type="float" office:value="832486000" calcext:value-type="float">
            <text:p>832486000</text:p>
          </table:table-cell>
          <table:table-cell/>
          <table:table-cell table:formula="of:=[.$K$24]+[.M37]" office:value-type="float" office:value="832486000" calcext:value-type="float">
            <text:p>832486000</text:p>
          </table:table-cell>
          <table:table-cell/>
          <table:table-cell table:formula="of:=[.N37]-[.$N$24]" office:value-type="float" office:value="42000" calcext:value-type="float">
            <text:p>42000</text:p>
          </table:table-cell>
          <table:table-cell table:formula="of:=[.Z3]" office:value-type="float" office:value="834734000" calcext:value-type="float">
            <text:p>834734000</text:p>
          </table:table-cell>
          <table:table-cell table:number-columns-repeated="18"/>
        </table:table-row>
        <table:table-row table:style-name="ro1">
          <table:table-cell office:value-type="float" office:value="584.62" calcext:value-type="float">
            <text:p>584.62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38]-200" office:value-type="float" office:value="384.62" calcext:value-type="float">
            <text:p>384.62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36]+(2*([.D40]-[.D36])/4)" office:value-type="float" office:value="394.668" calcext:value-type="float">
            <text:p>394.668</text:p>
          </table:table-cell>
          <table:table-cell table:formula="of:=[.K38]" office:value-type="float" office:value="832446000" calcext:value-type="float">
            <text:p>832446000</text:p>
          </table:table-cell>
          <table:table-cell/>
          <table:table-cell table:formula="of:=[.$K$24]+[.M38]" office:value-type="float" office:value="832446000" calcext:value-type="float">
            <text:p>832446000</text:p>
          </table:table-cell>
          <table:table-cell/>
          <table:table-cell table:formula="of:=[.N38]-[.$N$24]" office:value-type="float" office:value="2000" calcext:value-type="float">
            <text:p>2000</text:p>
          </table:table-cell>
          <table:table-cell table:formula="of:=[.AA3]" office:value-type="float" office:value="834694000" calcext:value-type="float">
            <text:p>834694000</text:p>
          </table:table-cell>
          <table:table-cell table:number-columns-repeated="18"/>
        </table:table-row>
        <table:table-row table:style-name="ro1">
          <table:table-cell office:value-type="float" office:value="584.64" calcext:value-type="float">
            <text:p>584.64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39]-200" office:value-type="float" office:value="384.64" calcext:value-type="float">
            <text:p>384.64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36]+(3*([.D40]-[.D36])/4)" office:value-type="float" office:value="401.594" calcext:value-type="float">
            <text:p>401.594</text:p>
          </table:table-cell>
          <table:table-cell table:formula="of:=[.K39]" office:value-type="float" office:value="832501000" calcext:value-type="float">
            <text:p>832501000</text:p>
          </table:table-cell>
          <table:table-cell/>
          <table:table-cell table:formula="of:=[.$K$24]+[.M39]" office:value-type="float" office:value="832501000" calcext:value-type="float">
            <text:p>832501000</text:p>
          </table:table-cell>
          <table:table-cell/>
          <table:table-cell table:formula="of:=[.N39]-[.$N$24]" office:value-type="float" office:value="57000" calcext:value-type="float">
            <text:p>57000</text:p>
          </table:table-cell>
          <table:table-cell table:formula="of:=[.AB3]" office:value-type="float" office:value="834749000" calcext:value-type="float">
            <text:p>834749000</text:p>
          </table:table-cell>
          <table:table-cell table:number-columns-repeated="18"/>
        </table:table-row>
        <table:table-row table:style-name="ro1">
          <table:table-cell office:value-type="float" office:value="608.52" calcext:value-type="float">
            <text:p>608.52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40]-200" office:value-type="float" office:value="408.52" calcext:value-type="float">
            <text:p>408.52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40]+(0*([.D44]-[.D40])/4)" office:value-type="float" office:value="408.52" calcext:value-type="float">
            <text:p>408.52</text:p>
          </table:table-cell>
          <table:table-cell table:formula="of:=[.K40]" office:value-type="float" office:value="832416000" calcext:value-type="float">
            <text:p>832416000</text:p>
          </table:table-cell>
          <table:table-cell/>
          <table:table-cell table:formula="of:=[.$K$24]+[.M40]" office:value-type="float" office:value="832416000" calcext:value-type="float">
            <text:p>832416000</text:p>
          </table:table-cell>
          <table:table-cell/>
          <table:table-cell table:formula="of:=[.N40]-[.$N$24]" office:value-type="float" office:value="-28000" calcext:value-type="float">
            <text:p>-28000</text:p>
          </table:table-cell>
          <table:table-cell table:formula="of:=[.AC3]" office:value-type="float" office:value="834664000" calcext:value-type="float">
            <text:p>834664000</text:p>
          </table:table-cell>
          <table:table-cell table:number-columns-repeated="18"/>
        </table:table-row>
        <table:table-row table:style-name="ro1">
          <table:table-cell office:value-type="float" office:value="611.576" calcext:value-type="float">
            <text:p>611.576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41]-200" office:value-type="float" office:value="411.576" calcext:value-type="float">
            <text:p>411.576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40]+(1*([.D44]-[.D40])/4)" office:value-type="float" office:value="411.027" calcext:value-type="float">
            <text:p>411.027</text:p>
          </table:table-cell>
          <table:table-cell table:formula="of:=[.K41]" office:value-type="float" office:value="832392000" calcext:value-type="float">
            <text:p>832392000</text:p>
          </table:table-cell>
          <table:table-cell/>
          <table:table-cell table:formula="of:=[.$K$24]+[.M41]" office:value-type="float" office:value="832392000" calcext:value-type="float">
            <text:p>832392000</text:p>
          </table:table-cell>
          <table:table-cell/>
          <table:table-cell table:formula="of:=[.N41]-[.$N$24]" office:value-type="float" office:value="-52000" calcext:value-type="float">
            <text:p>-52000</text:p>
          </table:table-cell>
          <table:table-cell table:formula="of:=[.AD3]" office:value-type="float" office:value="834640000" calcext:value-type="float">
            <text:p>834640000</text:p>
          </table:table-cell>
          <table:table-cell table:number-columns-repeated="18"/>
        </table:table-row>
        <table:table-row table:style-name="ro1">
          <table:table-cell office:value-type="float" office:value="611.648" calcext:value-type="float">
            <text:p>611.648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42]-200" office:value-type="float" office:value="411.648" calcext:value-type="float">
            <text:p>411.648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40]+(2*([.D44]-[.D40])/4)" office:value-type="float" office:value="413.534" calcext:value-type="float">
            <text:p>413.534</text:p>
          </table:table-cell>
          <table:table-cell table:formula="of:=[.K42]" office:value-type="float" office:value="832426000" calcext:value-type="float">
            <text:p>832426000</text:p>
          </table:table-cell>
          <table:table-cell/>
          <table:table-cell table:formula="of:=[.$K$24]+[.M42]" office:value-type="float" office:value="832426000" calcext:value-type="float">
            <text:p>832426000</text:p>
          </table:table-cell>
          <table:table-cell/>
          <table:table-cell table:formula="of:=[.N42]-[.$N$24]" office:value-type="float" office:value="-18000" calcext:value-type="float">
            <text:p>-18000</text:p>
          </table:table-cell>
          <table:table-cell table:formula="of:=[.AE3]" office:value-type="float" office:value="834674000" calcext:value-type="float">
            <text:p>834674000</text:p>
          </table:table-cell>
          <table:table-cell table:number-columns-repeated="18"/>
        </table:table-row>
        <table:table-row table:style-name="ro1">
          <table:table-cell office:value-type="float" office:value="612.392" calcext:value-type="float">
            <text:p>612.392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43]-200" office:value-type="float" office:value="412.392" calcext:value-type="float">
            <text:p>412.392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40]+(3*([.D44]-[.D40])/4)" office:value-type="float" office:value="416.041" calcext:value-type="float">
            <text:p>416.041</text:p>
          </table:table-cell>
          <table:table-cell table:formula="of:=[.K43]" office:value-type="float" office:value="832507000" calcext:value-type="float">
            <text:p>832507000</text:p>
          </table:table-cell>
          <table:table-cell/>
          <table:table-cell table:formula="of:=[.$K$24]+[.M43]" office:value-type="float" office:value="832507000" calcext:value-type="float">
            <text:p>832507000</text:p>
          </table:table-cell>
          <table:table-cell/>
          <table:table-cell table:formula="of:=[.N43]-[.$N$24]" office:value-type="float" office:value="63000" calcext:value-type="float">
            <text:p>63000</text:p>
          </table:table-cell>
          <table:table-cell table:formula="of:=[.AF3]" office:value-type="float" office:value="834755000" calcext:value-type="float">
            <text:p>834755000</text:p>
          </table:table-cell>
          <table:table-cell table:number-columns-repeated="18"/>
        </table:table-row>
        <table:table-row table:style-name="ro1">
          <table:table-cell office:value-type="float" office:value="618.548" calcext:value-type="float">
            <text:p>618.548</text:p>
          </table:table-cell>
          <table:table-cell office:value-type="float" office:value="832444000" calcext:value-type="float">
            <text:p>832444000</text:p>
          </table:table-cell>
          <table:table-cell/>
          <table:table-cell table:formula="of:=[.A44]-200" office:value-type="float" office:value="418.548" calcext:value-type="float">
            <text:p>418.548</text:p>
          </table:table-cell>
          <table:table-cell office:value-type="float" office:value="832444000" calcext:value-type="float">
            <text:p>832444000</text:p>
          </table:table-cell>
          <table:table-cell table:number-columns-repeated="2"/>
          <table:table-cell table:formula="of:=[.D44]+(0*([.D48]-[.D44])/4)" office:value-type="float" office:value="418.548" calcext:value-type="float">
            <text:p>418.548</text:p>
          </table:table-cell>
          <table:table-cell table:formula="of:=[.K44]" office:value-type="float" office:value="832446000" calcext:value-type="float">
            <text:p>832446000</text:p>
          </table:table-cell>
          <table:table-cell/>
          <table:table-cell table:formula="of:=[.$K$24]+[.M44]" office:value-type="float" office:value="832446000" calcext:value-type="float">
            <text:p>832446000</text:p>
          </table:table-cell>
          <table:table-cell/>
          <table:table-cell table:formula="of:=[.N44]-[.$N$24]" office:value-type="float" office:value="2000" calcext:value-type="float">
            <text:p>2000</text:p>
          </table:table-cell>
          <table:table-cell office:value-type="float" office:value="834694000" calcext:value-type="float">
            <text:p>834694000</text:p>
          </table:table-cell>
          <table:table-cell table:number-columns-repeated="18"/>
        </table:table-row>
        <table:table-row table:style-name="ro1">
          <table:table-cell office:value-type="float" office:value="650.424" calcext:value-type="float">
            <text:p>650.424</text:p>
          </table:table-cell>
          <table:table-cell office:value-type="float" office:value="833051000" calcext:value-type="float">
            <text:p>833051000</text:p>
          </table:table-cell>
          <table:table-cell/>
          <table:table-cell table:formula="of:=[.A45]-200" office:value-type="float" office:value="450.424" calcext:value-type="float">
            <text:p>450.424</text:p>
          </table:table-cell>
          <table:table-cell office:value-type="float" office:value="833051000" calcext:value-type="float">
            <text:p>833051000</text:p>
          </table:table-cell>
          <table:table-cell table:number-columns-repeated="2"/>
          <table:table-cell table:formula="of:=[.D45]+(0*([.D49]-[.D45])/4)" office:value-type="float" office:value="450.424" calcext:value-type="float">
            <text:p>450.424</text:p>
          </table:table-cell>
          <table:table-cell office:value-type="float" office:value="833051000" calcext:value-type="float">
            <text:p>833051000</text:p>
          </table:table-cell>
          <table:table-cell table:number-columns-repeated="23"/>
        </table:table-row>
        <table:table-row table:style-name="ro1">
          <table:table-cell office:value-type="float" office:value="651.044" calcext:value-type="float">
            <text:p>651.044</text:p>
          </table:table-cell>
          <table:table-cell office:value-type="float" office:value="833031000" calcext:value-type="float">
            <text:p>833031000</text:p>
          </table:table-cell>
          <table:table-cell/>
          <table:table-cell table:formula="of:=[.A46]-200" office:value-type="float" office:value="451.044" calcext:value-type="float">
            <text:p>451.044</text:p>
          </table:table-cell>
          <table:table-cell office:value-type="float" office:value="833031000" calcext:value-type="float">
            <text:p>833031000</text:p>
          </table:table-cell>
          <table:table-cell table:number-columns-repeated="2"/>
          <table:table-cell table:formula="of:=[.D45]+(1*([.D49]-[.D45])/4)" office:value-type="float" office:value="457.404" calcext:value-type="float">
            <text:p>457.404</text:p>
          </table:table-cell>
          <table:table-cell office:value-type="float" office:value="833031000" calcext:value-type="float">
            <text:p>833031000</text:p>
          </table:table-cell>
          <table:table-cell table:number-columns-repeated="23"/>
        </table:table-row>
        <table:table-row table:style-name="ro1">
          <table:table-cell office:value-type="float" office:value="651.1" calcext:value-type="float">
            <text:p>651.1</text:p>
          </table:table-cell>
          <table:table-cell office:value-type="float" office:value="832970000" calcext:value-type="float">
            <text:p>832970000</text:p>
          </table:table-cell>
          <table:table-cell/>
          <table:table-cell table:formula="of:=[.A47]-200" office:value-type="float" office:value="451.1" calcext:value-type="float">
            <text:p>451.1</text:p>
          </table:table-cell>
          <table:table-cell office:value-type="float" office:value="832970000" calcext:value-type="float">
            <text:p>832970000</text:p>
          </table:table-cell>
          <table:table-cell table:number-columns-repeated="2"/>
          <table:table-cell table:formula="of:=[.D45]+(2*([.D49]-[.D45])/4)" office:value-type="float" office:value="464.384" calcext:value-type="float">
            <text:p>464.384</text:p>
          </table:table-cell>
          <table:table-cell office:value-type="float" office:value="832970000" calcext:value-type="float">
            <text:p>832970000</text:p>
          </table:table-cell>
          <table:table-cell table:number-columns-repeated="23"/>
        </table:table-row>
        <table:table-row table:style-name="ro1">
          <table:table-cell office:value-type="float" office:value="659.084" calcext:value-type="float">
            <text:p>659.084</text:p>
          </table:table-cell>
          <table:table-cell office:value-type="float" office:value="833111000" calcext:value-type="float">
            <text:p>833111000</text:p>
          </table:table-cell>
          <table:table-cell/>
          <table:table-cell table:formula="of:=[.A48]-200" office:value-type="float" office:value="459.084" calcext:value-type="float">
            <text:p>459.084</text:p>
          </table:table-cell>
          <table:table-cell office:value-type="float" office:value="833111000" calcext:value-type="float">
            <text:p>833111000</text:p>
          </table:table-cell>
          <table:table-cell table:number-columns-repeated="2"/>
          <table:table-cell table:formula="of:=[.D45]+(3*([.D49]-[.D45])/4)" office:value-type="float" office:value="471.364" calcext:value-type="float">
            <text:p>471.364</text:p>
          </table:table-cell>
          <table:table-cell office:value-type="float" office:value="833111000" calcext:value-type="float">
            <text:p>833111000</text:p>
          </table:table-cell>
          <table:table-cell table:number-columns-repeated="23"/>
        </table:table-row>
        <table:table-row table:style-name="ro1">
          <table:table-cell office:value-type="float" office:value="678.344" calcext:value-type="float">
            <text:p>678.344</text:p>
          </table:table-cell>
          <table:table-cell office:value-type="float" office:value="833162000" calcext:value-type="float">
            <text:p>833162000</text:p>
          </table:table-cell>
          <table:table-cell/>
          <table:table-cell table:formula="of:=[.A49]-200" office:value-type="float" office:value="478.344" calcext:value-type="float">
            <text:p>478.344</text:p>
          </table:table-cell>
          <table:table-cell office:value-type="float" office:value="833162000" calcext:value-type="float">
            <text:p>833162000</text:p>
          </table:table-cell>
          <table:table-cell table:number-columns-repeated="2"/>
          <table:table-cell table:formula="of:=[.D49]+(0*([.D53]-[.D49])/4)" office:value-type="float" office:value="478.344" calcext:value-type="float">
            <text:p>478.344</text:p>
          </table:table-cell>
          <table:table-cell office:value-type="float" office:value="833162000" calcext:value-type="float">
            <text:p>833162000</text:p>
          </table:table-cell>
          <table:table-cell table:number-columns-repeated="23"/>
        </table:table-row>
        <table:table-row table:style-name="ro1">
          <table:table-cell office:value-type="float" office:value="679.656" calcext:value-type="float">
            <text:p>679.656</text:p>
          </table:table-cell>
          <table:table-cell office:value-type="float" office:value="833258000" calcext:value-type="float">
            <text:p>833258000</text:p>
          </table:table-cell>
          <table:table-cell/>
          <table:table-cell table:formula="of:=[.A50]-200" office:value-type="float" office:value="479.656" calcext:value-type="float">
            <text:p>479.656</text:p>
          </table:table-cell>
          <table:table-cell office:value-type="float" office:value="833258000" calcext:value-type="float">
            <text:p>833258000</text:p>
          </table:table-cell>
          <table:table-cell table:number-columns-repeated="2"/>
          <table:table-cell table:formula="of:=[.D49]+(1*([.D53]-[.D49])/4)" office:value-type="float" office:value="485.472" calcext:value-type="float">
            <text:p>485.472</text:p>
          </table:table-cell>
          <table:table-cell office:value-type="float" office:value="833258000" calcext:value-type="float">
            <text:p>833258000</text:p>
          </table:table-cell>
          <table:table-cell table:number-columns-repeated="23"/>
        </table:table-row>
        <table:table-row table:style-name="ro1">
          <table:table-cell office:value-type="float" office:value="679.952" calcext:value-type="float">
            <text:p>679.952</text:p>
          </table:table-cell>
          <table:table-cell office:value-type="float" office:value="833146000" calcext:value-type="float">
            <text:p>833146000</text:p>
          </table:table-cell>
          <table:table-cell/>
          <table:table-cell table:formula="of:=[.A51]-200" office:value-type="float" office:value="479.952" calcext:value-type="float">
            <text:p>479.952</text:p>
          </table:table-cell>
          <table:table-cell office:value-type="float" office:value="833146000" calcext:value-type="float">
            <text:p>833146000</text:p>
          </table:table-cell>
          <table:table-cell table:number-columns-repeated="2"/>
          <table:table-cell table:formula="of:=[.D49]+(2*([.D53]-[.D49])/4)" office:value-type="float" office:value="492.6" calcext:value-type="float">
            <text:p>492.6</text:p>
          </table:table-cell>
          <table:table-cell office:value-type="float" office:value="833146000" calcext:value-type="float">
            <text:p>833146000</text:p>
          </table:table-cell>
          <table:table-cell table:number-columns-repeated="23"/>
        </table:table-row>
        <table:table-row table:style-name="ro1">
          <table:table-cell office:value-type="float" office:value="696.376" calcext:value-type="float">
            <text:p>696.376</text:p>
          </table:table-cell>
          <table:table-cell office:value-type="float" office:value="833216000" calcext:value-type="float">
            <text:p>833216000</text:p>
          </table:table-cell>
          <table:table-cell/>
          <table:table-cell table:formula="of:=[.A52]-200" office:value-type="float" office:value="496.376" calcext:value-type="float">
            <text:p>496.376</text:p>
          </table:table-cell>
          <table:table-cell office:value-type="float" office:value="833216000" calcext:value-type="float">
            <text:p>833216000</text:p>
          </table:table-cell>
          <table:table-cell table:number-columns-repeated="2"/>
          <table:table-cell table:formula="of:=[.D49]+(3*([.D53]-[.D49])/4)" office:value-type="float" office:value="499.728" calcext:value-type="float">
            <text:p>499.728</text:p>
          </table:table-cell>
          <table:table-cell office:value-type="float" office:value="833216000" calcext:value-type="float">
            <text:p>833216000</text:p>
          </table:table-cell>
          <table:table-cell table:number-columns-repeated="23"/>
        </table:table-row>
        <table:table-row table:style-name="ro1">
          <table:table-cell office:value-type="float" office:value="706.856" calcext:value-type="float">
            <text:p>706.856</text:p>
          </table:table-cell>
          <table:table-cell office:value-type="float" office:value="833185000" calcext:value-type="float">
            <text:p>833185000</text:p>
          </table:table-cell>
          <table:table-cell/>
          <table:table-cell table:formula="of:=[.A53]-200" office:value-type="float" office:value="506.856" calcext:value-type="float">
            <text:p>506.856</text:p>
          </table:table-cell>
          <table:table-cell office:value-type="float" office:value="833185000" calcext:value-type="float">
            <text:p>833185000</text:p>
          </table:table-cell>
          <table:table-cell table:number-columns-repeated="2"/>
          <table:table-cell table:formula="of:=[.D53]+(0*([.D57]-[.D53])/4)" office:value-type="float" office:value="506.856" calcext:value-type="float">
            <text:p>506.856</text:p>
          </table:table-cell>
          <table:table-cell office:value-type="float" office:value="833185000" calcext:value-type="float">
            <text:p>833185000</text:p>
          </table:table-cell>
          <table:table-cell table:number-columns-repeated="23"/>
        </table:table-row>
        <table:table-row table:style-name="ro1">
          <table:table-cell office:value-type="float" office:value="708.372" calcext:value-type="float">
            <text:p>708.372</text:p>
          </table:table-cell>
          <table:table-cell office:value-type="float" office:value="833028000" calcext:value-type="float">
            <text:p>833028000</text:p>
          </table:table-cell>
          <table:table-cell/>
          <table:table-cell table:formula="of:=[.A54]-200" office:value-type="float" office:value="508.372" calcext:value-type="float">
            <text:p>508.372</text:p>
          </table:table-cell>
          <table:table-cell office:value-type="float" office:value="833028000" calcext:value-type="float">
            <text:p>833028000</text:p>
          </table:table-cell>
          <table:table-cell table:number-columns-repeated="2"/>
          <table:table-cell table:formula="of:=[.D53]+(1*([.D57]-[.D53])/4)" office:value-type="float" office:value="513.965" calcext:value-type="float">
            <text:p>513.965</text:p>
          </table:table-cell>
          <table:table-cell office:value-type="float" office:value="833028000" calcext:value-type="float">
            <text:p>833028000</text:p>
          </table:table-cell>
          <table:table-cell table:number-columns-repeated="23"/>
        </table:table-row>
        <table:table-row table:style-name="ro1">
          <table:table-cell office:value-type="float" office:value="708.736" calcext:value-type="float">
            <text:p>708.736</text:p>
          </table:table-cell>
          <table:table-cell office:value-type="float" office:value="833216000" calcext:value-type="float">
            <text:p>833216000</text:p>
          </table:table-cell>
          <table:table-cell/>
          <table:table-cell table:formula="of:=[.A55]-200" office:value-type="float" office:value="508.736" calcext:value-type="float">
            <text:p>508.736</text:p>
          </table:table-cell>
          <table:table-cell office:value-type="float" office:value="833216000" calcext:value-type="float">
            <text:p>833216000</text:p>
          </table:table-cell>
          <table:table-cell table:number-columns-repeated="2"/>
          <table:table-cell table:formula="of:=[.D53]+(2*([.D57]-[.D53])/4)" office:value-type="float" office:value="521.074" calcext:value-type="float">
            <text:p>521.074</text:p>
          </table:table-cell>
          <table:table-cell office:value-type="float" office:value="833216000" calcext:value-type="float">
            <text:p>833216000</text:p>
          </table:table-cell>
          <table:table-cell table:number-columns-repeated="23"/>
        </table:table-row>
        <table:table-row table:style-name="ro1">
          <table:table-cell office:value-type="float" office:value="733.456" calcext:value-type="float">
            <text:p>733.456</text:p>
          </table:table-cell>
          <table:table-cell office:value-type="float" office:value="833191000" calcext:value-type="float">
            <text:p>833191000</text:p>
          </table:table-cell>
          <table:table-cell/>
          <table:table-cell table:formula="of:=[.A56]-200" office:value-type="float" office:value="533.456" calcext:value-type="float">
            <text:p>533.456</text:p>
          </table:table-cell>
          <table:table-cell office:value-type="float" office:value="833191000" calcext:value-type="float">
            <text:p>833191000</text:p>
          </table:table-cell>
          <table:table-cell table:number-columns-repeated="2"/>
          <table:table-cell table:formula="of:=[.D53]+(3*([.D57]-[.D53])/4)" office:value-type="float" office:value="528.183" calcext:value-type="float">
            <text:p>528.183</text:p>
          </table:table-cell>
          <table:table-cell office:value-type="float" office:value="833191000" calcext:value-type="float">
            <text:p>833191000</text:p>
          </table:table-cell>
          <table:table-cell table:number-columns-repeated="23"/>
        </table:table-row>
        <table:table-row table:style-name="ro1">
          <table:table-cell office:value-type="float" office:value="735.292" calcext:value-type="float">
            <text:p>735.292</text:p>
          </table:table-cell>
          <table:table-cell office:value-type="float" office:value="833201000" calcext:value-type="float">
            <text:p>833201000</text:p>
          </table:table-cell>
          <table:table-cell/>
          <table:table-cell table:formula="of:=[.A57]-200" office:value-type="float" office:value="535.292" calcext:value-type="float">
            <text:p>535.292</text:p>
          </table:table-cell>
          <table:table-cell office:value-type="float" office:value="833201000" calcext:value-type="float">
            <text:p>833201000</text:p>
          </table:table-cell>
          <table:table-cell table:number-columns-repeated="2"/>
          <table:table-cell table:formula="of:=[.D57]+(0*([.D61]-[.D57])/4)" office:value-type="float" office:value="535.292" calcext:value-type="float">
            <text:p>535.292</text:p>
          </table:table-cell>
          <table:table-cell office:value-type="float" office:value="833201000" calcext:value-type="float">
            <text:p>833201000</text:p>
          </table:table-cell>
          <table:table-cell table:number-columns-repeated="23"/>
        </table:table-row>
        <table:table-row table:style-name="ro1">
          <table:table-cell office:value-type="float" office:value="737.348" calcext:value-type="float">
            <text:p>737.348</text:p>
          </table:table-cell>
          <table:table-cell office:value-type="float" office:value="833264000" calcext:value-type="float">
            <text:p>833264000</text:p>
          </table:table-cell>
          <table:table-cell/>
          <table:table-cell table:formula="of:=[.A58]-200" office:value-type="float" office:value="537.348" calcext:value-type="float">
            <text:p>537.348</text:p>
          </table:table-cell>
          <table:table-cell office:value-type="float" office:value="833264000" calcext:value-type="float">
            <text:p>833264000</text:p>
          </table:table-cell>
          <table:table-cell table:number-columns-repeated="2"/>
          <table:table-cell table:formula="of:=[.D57]+(1*([.D61]-[.D57])/4)" office:value-type="float" office:value="542.642" calcext:value-type="float">
            <text:p>542.642</text:p>
          </table:table-cell>
          <table:table-cell office:value-type="float" office:value="833264000" calcext:value-type="float">
            <text:p>833264000</text:p>
          </table:table-cell>
          <table:table-cell table:number-columns-repeated="23"/>
        </table:table-row>
        <table:table-row table:style-name="ro1">
          <table:table-cell office:value-type="float" office:value="737.72" calcext:value-type="float">
            <text:p>737.72</text:p>
          </table:table-cell>
          <table:table-cell office:value-type="float" office:value="833180000" calcext:value-type="float">
            <text:p>833180000</text:p>
          </table:table-cell>
          <table:table-cell/>
          <table:table-cell table:formula="of:=[.A59]-200" office:value-type="float" office:value="537.72" calcext:value-type="float">
            <text:p>537.72</text:p>
          </table:table-cell>
          <table:table-cell office:value-type="float" office:value="833180000" calcext:value-type="float">
            <text:p>833180000</text:p>
          </table:table-cell>
          <table:table-cell table:number-columns-repeated="2"/>
          <table:table-cell table:formula="of:=[.D57]+(2*([.D61]-[.D57])/4)" office:value-type="float" office:value="549.992" calcext:value-type="float">
            <text:p>549.992</text:p>
          </table:table-cell>
          <table:table-cell office:value-type="float" office:value="833180000" calcext:value-type="float">
            <text:p>833180000</text:p>
          </table:table-cell>
          <table:table-cell table:number-columns-repeated="23"/>
        </table:table-row>
        <table:table-row table:style-name="ro1">
          <table:table-cell office:value-type="float" office:value="762.884" calcext:value-type="float">
            <text:p>762.884</text:p>
          </table:table-cell>
          <table:table-cell office:value-type="float" office:value="833117000" calcext:value-type="float">
            <text:p>833117000</text:p>
          </table:table-cell>
          <table:table-cell/>
          <table:table-cell table:formula="of:=[.A60]-200" office:value-type="float" office:value="562.884" calcext:value-type="float">
            <text:p>562.884</text:p>
          </table:table-cell>
          <table:table-cell office:value-type="float" office:value="833117000" calcext:value-type="float">
            <text:p>833117000</text:p>
          </table:table-cell>
          <table:table-cell table:number-columns-repeated="2"/>
          <table:table-cell table:formula="of:=[.D57]+(3*([.D61]-[.D57])/4)" office:value-type="float" office:value="557.342" calcext:value-type="float">
            <text:p>557.342</text:p>
          </table:table-cell>
          <table:table-cell office:value-type="float" office:value="833117000" calcext:value-type="float">
            <text:p>833117000</text:p>
          </table:table-cell>
          <table:table-cell table:number-columns-repeated="23"/>
        </table:table-row>
        <table:table-row table:style-name="ro1">
          <table:table-cell office:value-type="float" office:value="764.692" calcext:value-type="float">
            <text:p>764.692</text:p>
          </table:table-cell>
          <table:table-cell office:value-type="float" office:value="833110000" calcext:value-type="float">
            <text:p>833110000</text:p>
          </table:table-cell>
          <table:table-cell/>
          <table:table-cell table:formula="of:=[.A61]-200" office:value-type="float" office:value="564.692" calcext:value-type="float">
            <text:p>564.692</text:p>
          </table:table-cell>
          <table:table-cell office:value-type="float" office:value="833110000" calcext:value-type="float">
            <text:p>833110000</text:p>
          </table:table-cell>
          <table:table-cell table:number-columns-repeated="2"/>
          <table:table-cell table:formula="of:=[.D61]+(0*([.D65]-[.D61])/4)" office:value-type="float" office:value="564.692" calcext:value-type="float">
            <text:p>564.692</text:p>
          </table:table-cell>
          <table:table-cell office:value-type="float" office:value="833110000" calcext:value-type="float">
            <text:p>833110000</text:p>
          </table:table-cell>
          <table:table-cell table:number-columns-repeated="23"/>
        </table:table-row>
        <table:table-row table:style-name="ro1">
          <table:table-cell office:value-type="float" office:value="764.968" calcext:value-type="float">
            <text:p>764.968</text:p>
          </table:table-cell>
          <table:table-cell office:value-type="float" office:value="833058000" calcext:value-type="float">
            <text:p>833058000</text:p>
          </table:table-cell>
          <table:table-cell/>
          <table:table-cell table:formula="of:=[.A62]-200" office:value-type="float" office:value="564.968" calcext:value-type="float">
            <text:p>564.968</text:p>
          </table:table-cell>
          <table:table-cell office:value-type="float" office:value="833058000" calcext:value-type="float">
            <text:p>833058000</text:p>
          </table:table-cell>
          <table:table-cell table:number-columns-repeated="2"/>
          <table:table-cell table:formula="of:=[.D61]+(1*([.D65]-[.D61])/4)" office:value-type="float" office:value="579.102" calcext:value-type="float">
            <text:p>579.102</text:p>
          </table:table-cell>
          <table:table-cell office:value-type="float" office:value="833058000" calcext:value-type="float">
            <text:p>833058000</text:p>
          </table:table-cell>
          <table:table-cell table:number-columns-repeated="23"/>
        </table:table-row>
        <table:table-row table:style-name="ro1">
          <table:table-cell office:value-type="float" office:value="765.812" calcext:value-type="float">
            <text:p>765.812</text:p>
          </table:table-cell>
          <table:table-cell office:value-type="float" office:value="833213000" calcext:value-type="float">
            <text:p>833213000</text:p>
          </table:table-cell>
          <table:table-cell/>
          <table:table-cell table:formula="of:=[.A63]-200" office:value-type="float" office:value="565.812" calcext:value-type="float">
            <text:p>565.812</text:p>
          </table:table-cell>
          <table:table-cell office:value-type="float" office:value="833213000" calcext:value-type="float">
            <text:p>833213000</text:p>
          </table:table-cell>
          <table:table-cell table:number-columns-repeated="2"/>
          <table:table-cell table:formula="of:=[.D61]+(1.1*([.D65]-[.D61])/4)" office:value-type="float" office:value="580.543" calcext:value-type="float">
            <text:p>580.543</text:p>
          </table:table-cell>
          <table:table-cell office:value-type="float" office:value="833213000" calcext:value-type="float">
            <text:p>833213000</text:p>
          </table:table-cell>
          <table:table-cell table:number-columns-repeated="23"/>
        </table:table-row>
        <table:table-row table:style-name="ro1">
          <table:table-cell office:value-type="float" office:value="791.242" calcext:value-type="float">
            <text:p>791.242</text:p>
          </table:table-cell>
          <table:table-cell office:value-type="float" office:value="833273000" calcext:value-type="float">
            <text:p>833273000</text:p>
          </table:table-cell>
          <table:table-cell/>
          <table:table-cell table:formula="of:=[.A64]-200" office:value-type="float" office:value="591.242" calcext:value-type="float">
            <text:p>591.242</text:p>
          </table:table-cell>
          <table:table-cell office:value-type="float" office:value="833273000" calcext:value-type="float">
            <text:p>833273000</text:p>
          </table:table-cell>
          <table:table-cell table:number-columns-repeated="2"/>
          <table:table-cell table:formula="of:=[.D64]+(0*([.D68]-[.D64])/4)" office:value-type="float" office:value="591.242" calcext:value-type="float">
            <text:p>591.242</text:p>
          </table:table-cell>
          <table:table-cell office:value-type="float" office:value="833273000" calcext:value-type="float">
            <text:p>833273000</text:p>
          </table:table-cell>
          <table:table-cell table:number-columns-repeated="23"/>
        </table:table-row>
        <table:table-row table:style-name="ro1">
          <table:table-cell office:value-type="float" office:value="812.332" calcext:value-type="float">
            <text:p>812.332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65]-190" office:value-type="float" office:value="622.332" calcext:value-type="float">
            <text:p>622.332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65]+(0*([.D69]-[.D65])/4)" office:value-type="float" office:value="622.332" calcext:value-type="float">
            <text:p>622.332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813.9" calcext:value-type="float">
            <text:p>813.9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66]-190" office:value-type="float" office:value="623.9" calcext:value-type="float">
            <text:p>623.9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65]+(1*([.D69]-[.D65])/4)" office:value-type="float" office:value="629.212" calcext:value-type="float">
            <text:p>629.212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814.212" calcext:value-type="float">
            <text:p>814.212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67]-190" office:value-type="float" office:value="624.212" calcext:value-type="float">
            <text:p>624.212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65]+(2*([.D69]-[.D65])/4)" office:value-type="float" office:value="636.092" calcext:value-type="float">
            <text:p>636.092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820.944" calcext:value-type="float">
            <text:p>820.944</text:p>
          </table:table-cell>
          <table:table-cell office:value-type="float" office:value="835216000" calcext:value-type="float">
            <text:p>835216000</text:p>
          </table:table-cell>
          <table:table-cell/>
          <table:table-cell table:formula="of:=[.A68]-190" office:value-type="float" office:value="630.944" calcext:value-type="float">
            <text:p>630.944</text:p>
          </table:table-cell>
          <table:table-cell office:value-type="float" office:value="835216000" calcext:value-type="float">
            <text:p>835216000</text:p>
          </table:table-cell>
          <table:table-cell table:number-columns-repeated="2"/>
          <table:table-cell table:formula="of:=[.D65]+(3*([.D69]-[.D65])/4)" office:value-type="float" office:value="642.972" calcext:value-type="float">
            <text:p>642.972</text:p>
          </table:table-cell>
          <table:table-cell office:value-type="float" office:value="835216000" calcext:value-type="float">
            <text:p>835216000</text:p>
          </table:table-cell>
          <table:table-cell table:number-columns-repeated="23"/>
        </table:table-row>
        <table:table-row table:style-name="ro1">
          <table:table-cell office:value-type="float" office:value="839.852" calcext:value-type="float">
            <text:p>839.852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69]-190" office:value-type="float" office:value="649.852" calcext:value-type="float">
            <text:p>649.852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69]+(0*([.D73]-[.D69])/4)" office:value-type="float" office:value="649.852" calcext:value-type="float">
            <text:p>649.852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842.4" calcext:value-type="float">
            <text:p>842.4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70]-190" office:value-type="float" office:value="652.4" calcext:value-type="float">
            <text:p>652.4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69]+(1*([.D73]-[.D69])/4)" office:value-type="float" office:value="656.692" calcext:value-type="float">
            <text:p>656.692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843.68" calcext:value-type="float">
            <text:p>843.68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71]-190" office:value-type="float" office:value="653.68" calcext:value-type="float">
            <text:p>653.68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69]+(2*([.D73]-[.D69])/4)" office:value-type="float" office:value="663.532" calcext:value-type="float">
            <text:p>663.532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856.78" calcext:value-type="float">
            <text:p>856.78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72]-190" office:value-type="float" office:value="666.78" calcext:value-type="float">
            <text:p>666.78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69]+(3*([.D73]-[.D69])/4)" office:value-type="float" office:value="670.372" calcext:value-type="float">
            <text:p>670.372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867.212" calcext:value-type="float">
            <text:p>867.212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73]-190" office:value-type="float" office:value="677.212" calcext:value-type="float">
            <text:p>677.212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73]+(0*([.D77]-[.D73])/4)" office:value-type="float" office:value="677.212" calcext:value-type="float">
            <text:p>677.212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871.484" calcext:value-type="float">
            <text:p>871.484</text:p>
          </table:table-cell>
          <table:table-cell office:value-type="float" office:value="835216000" calcext:value-type="float">
            <text:p>835216000</text:p>
          </table:table-cell>
          <table:table-cell/>
          <table:table-cell table:formula="of:=[.A74]-190" office:value-type="float" office:value="681.484" calcext:value-type="float">
            <text:p>681.484</text:p>
          </table:table-cell>
          <table:table-cell office:value-type="float" office:value="835216000" calcext:value-type="float">
            <text:p>835216000</text:p>
          </table:table-cell>
          <table:table-cell table:number-columns-repeated="2"/>
          <table:table-cell table:formula="of:=[.D73]+(1*([.D77]-[.D73])/4)" office:value-type="float" office:value="684.159" calcext:value-type="float">
            <text:p>684.159</text:p>
          </table:table-cell>
          <table:table-cell office:value-type="float" office:value="835216000" calcext:value-type="float">
            <text:p>835216000</text:p>
          </table:table-cell>
          <table:table-cell table:number-columns-repeated="23"/>
        </table:table-row>
        <table:table-row table:style-name="ro1">
          <table:table-cell office:value-type="float" office:value="873.412" calcext:value-type="float">
            <text:p>873.412</text:p>
          </table:table-cell>
          <table:table-cell office:value-type="float" office:value="835216000" calcext:value-type="float">
            <text:p>835216000</text:p>
          </table:table-cell>
          <table:table-cell/>
          <table:table-cell table:formula="of:=[.A75]-190" office:value-type="float" office:value="683.412" calcext:value-type="float">
            <text:p>683.412</text:p>
          </table:table-cell>
          <table:table-cell office:value-type="float" office:value="835216000" calcext:value-type="float">
            <text:p>835216000</text:p>
          </table:table-cell>
          <table:table-cell table:number-columns-repeated="2"/>
          <table:table-cell table:formula="of:=[.D73]+(2*([.D77]-[.D73])/4)" office:value-type="float" office:value="691.106" calcext:value-type="float">
            <text:p>691.106</text:p>
          </table:table-cell>
          <table:table-cell office:value-type="float" office:value="835216000" calcext:value-type="float">
            <text:p>835216000</text:p>
          </table:table-cell>
          <table:table-cell table:number-columns-repeated="23"/>
        </table:table-row>
        <table:table-row table:style-name="ro1">
          <table:table-cell office:value-type="float" office:value="892.808" calcext:value-type="float">
            <text:p>892.808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76]-190" office:value-type="float" office:value="702.808" calcext:value-type="float">
            <text:p>702.808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73]+(3*([.D77]-[.D73])/4)" office:value-type="float" office:value="698.053" calcext:value-type="float">
            <text:p>698.053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35216000" calcext:value-type="float">
            <text:p>835216000</text:p>
          </table:table-cell>
          <table:table-cell/>
          <table:table-cell table:formula="of:=[.A77]-190" office:value-type="float" office:value="705" calcext:value-type="float">
            <text:p>705</text:p>
          </table:table-cell>
          <table:table-cell office:value-type="float" office:value="835216000" calcext:value-type="float">
            <text:p>835216000</text:p>
          </table:table-cell>
          <table:table-cell table:number-columns-repeated="2"/>
          <table:table-cell table:formula="of:=[.D77]+(0*([.D81]-[.D77])/4)" office:value-type="float" office:value="705" calcext:value-type="float">
            <text:p>705</text:p>
          </table:table-cell>
          <table:table-cell office:value-type="float" office:value="835216000" calcext:value-type="float">
            <text:p>835216000</text:p>
          </table:table-cell>
          <table:table-cell table:number-columns-repeated="23"/>
        </table:table-row>
        <table:table-row table:style-name="ro1">
          <table:table-cell office:value-type="float" office:value="900.876" calcext:value-type="float">
            <text:p>900.876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78]-190" office:value-type="float" office:value="710.876" calcext:value-type="float">
            <text:p>710.876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77]+(1*([.D81]-[.D77])/4)" office:value-type="float" office:value="713.037" calcext:value-type="float">
            <text:p>713.037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902.596" calcext:value-type="float">
            <text:p>902.596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79]-190" office:value-type="float" office:value="712.596" calcext:value-type="float">
            <text:p>712.596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77]+(2*([.D81]-[.D77])/4)" office:value-type="float" office:value="721.074" calcext:value-type="float">
            <text:p>721.074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922.416" calcext:value-type="float">
            <text:p>922.416</text:p>
          </table:table-cell>
          <table:table-cell office:value-type="float" office:value="835216000" calcext:value-type="float">
            <text:p>835216000</text:p>
          </table:table-cell>
          <table:table-cell/>
          <table:table-cell table:formula="of:=[.A80]-190" office:value-type="float" office:value="732.416" calcext:value-type="float">
            <text:p>732.416</text:p>
          </table:table-cell>
          <table:table-cell office:value-type="float" office:value="835216000" calcext:value-type="float">
            <text:p>835216000</text:p>
          </table:table-cell>
          <table:table-cell table:number-columns-repeated="2"/>
          <table:table-cell table:formula="of:=[.D77]+(3*([.D81]-[.D77])/4)" office:value-type="float" office:value="729.111" calcext:value-type="float">
            <text:p>729.111</text:p>
          </table:table-cell>
          <table:table-cell office:value-type="float" office:value="835216000" calcext:value-type="float">
            <text:p>835216000</text:p>
          </table:table-cell>
          <table:table-cell table:number-columns-repeated="23"/>
        </table:table-row>
        <table:table-row table:style-name="ro1">
          <table:table-cell office:value-type="float" office:value="927.148" calcext:value-type="float">
            <text:p>927.148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81]-190" office:value-type="float" office:value="737.148" calcext:value-type="float">
            <text:p>737.148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81]+(0*([.D85]-[.D81])/4)" office:value-type="float" office:value="737.148" calcext:value-type="float">
            <text:p>737.148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927.328" calcext:value-type="float">
            <text:p>927.328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82]-190" office:value-type="float" office:value="737.328" calcext:value-type="float">
            <text:p>737.328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81]+(1*([.D85]-[.D81])/4)" office:value-type="float" office:value="746.499" calcext:value-type="float">
            <text:p>746.499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927.672" calcext:value-type="float">
            <text:p>927.672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83]-190" office:value-type="float" office:value="737.672" calcext:value-type="float">
            <text:p>737.672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81]+(2*([.D85]-[.D81])/4)" office:value-type="float" office:value="755.85" calcext:value-type="float">
            <text:p>755.85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933.76" calcext:value-type="float">
            <text:p>933.76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84]-190" office:value-type="float" office:value="743.76" calcext:value-type="float">
            <text:p>743.76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81]+(3*([.D85]-[.D81])/4)" office:value-type="float" office:value="765.201" calcext:value-type="float">
            <text:p>765.201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964.552" calcext:value-type="float">
            <text:p>964.552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85]-190" office:value-type="float" office:value="774.552" calcext:value-type="float">
            <text:p>774.552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85]+(0*([.D89]-[.D85])/4)" office:value-type="float" office:value="774.552" calcext:value-type="float">
            <text:p>774.552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964.744" calcext:value-type="float">
            <text:p>964.744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86]-190" office:value-type="float" office:value="774.744" calcext:value-type="float">
            <text:p>774.744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85]+(1*([.D89]-[.D85])/4)" office:value-type="float" office:value="781.678" calcext:value-type="float">
            <text:p>781.678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965.152" calcext:value-type="float">
            <text:p>965.152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87]-190" office:value-type="float" office:value="775.152" calcext:value-type="float">
            <text:p>775.152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85]+(2*([.D89]-[.D85])/4)" office:value-type="float" office:value="788.804" calcext:value-type="float">
            <text:p>788.804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973.156" calcext:value-type="float">
            <text:p>973.156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88]-190" office:value-type="float" office:value="783.156" calcext:value-type="float">
            <text:p>783.156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85]+(3*([.D89]-[.D85])/4)" office:value-type="float" office:value="795.93" calcext:value-type="float">
            <text:p>795.93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993.056" calcext:value-type="float">
            <text:p>993.056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89]-190" office:value-type="float" office:value="803.056" calcext:value-type="float">
            <text:p>803.056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89]+(0*([.D93]-[.D89])/4)" office:value-type="float" office:value="803.056" calcext:value-type="float">
            <text:p>803.056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993.272" calcext:value-type="float">
            <text:p>993.272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90]-190" office:value-type="float" office:value="803.272" calcext:value-type="float">
            <text:p>803.272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89]+(1*([.D93]-[.D89])/4)" office:value-type="float" office:value="810.0645" calcext:value-type="float">
            <text:p>810.0645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993.632" calcext:value-type="float">
            <text:p>993.632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91]-190" office:value-type="float" office:value="803.632" calcext:value-type="float">
            <text:p>803.632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89]+(2*([.D93]-[.D89])/4)" office:value-type="float" office:value="817.073" calcext:value-type="float">
            <text:p>817.073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1009.75" calcext:value-type="float">
            <text:p>1009.75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92]-190" office:value-type="float" office:value="819.75" calcext:value-type="float">
            <text:p>819.75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89]+(3*([.D93]-[.D89])/4)" office:value-type="float" office:value="824.0815" calcext:value-type="float">
            <text:p>824.0815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1021.09" calcext:value-type="float">
            <text:p>1021.09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93]-190" office:value-type="float" office:value="831.09" calcext:value-type="float">
            <text:p>831.09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93]+(0*([.D97]-[.D93])/4)" office:value-type="float" office:value="831.09" calcext:value-type="float">
            <text:p>831.09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1021.77" calcext:value-type="float">
            <text:p>1021.77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94]-190" office:value-type="float" office:value="831.77" calcext:value-type="float">
            <text:p>831.77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93]+(1*([.D97]-[.D93])/4)" office:value-type="float" office:value="838.1325" calcext:value-type="float">
            <text:p>838.1325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1022.17" calcext:value-type="float">
            <text:p>1022.17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95]-190" office:value-type="float" office:value="832.17" calcext:value-type="float">
            <text:p>832.17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93]+(2*([.D97]-[.D93])/4)" office:value-type="float" office:value="845.175" calcext:value-type="float">
            <text:p>845.175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1046.2" calcext:value-type="float">
            <text:p>1046.2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96]-190" office:value-type="float" office:value="856.2" calcext:value-type="float">
            <text:p>856.2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93]+(3*([.D97]-[.D93])/4)" office:value-type="float" office:value="852.2175" calcext:value-type="float">
            <text:p>852.2175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1049.26" calcext:value-type="float">
            <text:p>1049.26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97]-190" office:value-type="float" office:value="859.26" calcext:value-type="float">
            <text:p>859.26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97]+(0*([.D101]-[.D97])/4)" office:value-type="float" office:value="859.26" calcext:value-type="float">
            <text:p>859.26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1050.06" calcext:value-type="float">
            <text:p>1050.06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98]-190" office:value-type="float" office:value="860.06" calcext:value-type="float">
            <text:p>860.06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97]+(1*([.D101]-[.D97])/4)" office:value-type="float" office:value="866.49" calcext:value-type="float">
            <text:p>866.49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1050.99" calcext:value-type="float">
            <text:p>1050.99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99]-190" office:value-type="float" office:value="860.99" calcext:value-type="float">
            <text:p>860.99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97]+(2*([.D101]-[.D97])/4)" office:value-type="float" office:value="873.72" calcext:value-type="float">
            <text:p>873.72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1076.77" calcext:value-type="float">
            <text:p>1076.77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100]-190" office:value-type="float" office:value="886.77" calcext:value-type="float">
            <text:p>886.77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97]+(3*([.D101]-[.D97])/4)" office:value-type="float" office:value="880.95" calcext:value-type="float">
            <text:p>880.95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1078.18" calcext:value-type="float">
            <text:p>1078.18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101]-190" office:value-type="float" office:value="888.18" calcext:value-type="float">
            <text:p>888.18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101]+(0*([.D105]-[.D101])/4)" office:value-type="float" office:value="888.18" calcext:value-type="float">
            <text:p>888.18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1078.52" calcext:value-type="float">
            <text:p>1078.52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102]-190" office:value-type="float" office:value="888.52" calcext:value-type="float">
            <text:p>888.52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101]+(1*([.D105]-[.D101])/4)" office:value-type="float" office:value="890.6" calcext:value-type="float">
            <text:p>890.6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1079.09" calcext:value-type="float">
            <text:p>1079.09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103]-190" office:value-type="float" office:value="889.09" calcext:value-type="float">
            <text:p>889.09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101]+(2*([.D105]-[.D101])/4)" office:value-type="float" office:value="893.02" calcext:value-type="float">
            <text:p>893.02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1085.5" calcext:value-type="float">
            <text:p>1085.5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104]-190" office:value-type="float" office:value="895.5" calcext:value-type="float">
            <text:p>895.5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table:formula="of:=[.D101]+(3*([.D105]-[.D101])/4)" office:value-type="float" office:value="895.44" calcext:value-type="float">
            <text:p>895.44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>
          <table:table-cell office:value-type="float" office:value="1087.86" calcext:value-type="float">
            <text:p>1087.86</text:p>
          </table:table-cell>
          <table:table-cell office:value-type="float" office:value="835218000" calcext:value-type="float">
            <text:p>835218000</text:p>
          </table:table-cell>
          <table:table-cell/>
          <table:table-cell table:formula="of:=[.A105]-190" office:value-type="float" office:value="897.86" calcext:value-type="float">
            <text:p>897.86</text:p>
          </table:table-cell>
          <table:table-cell office:value-type="float" office:value="835218000" calcext:value-type="float">
            <text:p>835218000</text:p>
          </table:table-cell>
          <table:table-cell table:number-columns-repeated="2"/>
          <table:table-cell office:value-type="float" office:value="807.86" calcext:value-type="float">
            <text:p>807.86</text:p>
          </table:table-cell>
          <table:table-cell office:value-type="float" office:value="835218000" calcext:value-type="float">
            <text:p>835218000</text:p>
          </table:table-cell>
          <table:table-cell table:number-columns-repeated="23"/>
        </table:table-row>
        <table:table-row table:style-name="ro1" table:number-rows-repeated="313">
          <table:table-cell table:number-columns-repeated="32"/>
        </table:table-row>
        <table:table-row table:style-name="ro1">
          <table:table-cell table:number-columns-repeated="20"/>
          <table:table-cell office:value-type="string" calcext:value-type="string">
            <text:p><text:s/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21:58:50.618759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1T23:05:07.451817965</dc:date>
    <meta:editing-duration>PT1H46M22S</meta:editing-duration>
    <meta:editing-cycles>5</meta:editing-cycles>
    <meta:generator>LibreOffice/5.1.6.2$Linux_X86_64 LibreOffice_project/10m0$Build-2</meta:generator>
    <meta:document-statistic meta:table-count="1" meta:cell-count="7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59cm" svg:height="18.195cm" xlink:href=".." xlink:type="simple" chart:class="chart:scatter" chart:style-name="ch1">
        <chart:title svg:x="11.463cm" svg:y="0.499cm" chart:style-name="ch2">
          <text:p>zuck_small - time plot</text:p>
        </chart:title>
        <chart:plot-area chart:style-name="ch3" table:cell-range-address="time_data.H4:time_data.I105" svg:x="1.56cm" svg:y="1.641cm" svg:width="25.35cm" svg:height="15.21cm">
          <chartooo:coordinate-region svg:x="3.478cm" svg:y="1.84cm" svg:width="23.06cm" svg:height="14.364cm"/>
          <chart:axis chart:dimension="x" chart:name="primary-x" chart:style-name="ch4">
            <chart:title svg:x="13.093cm" svg:y="17.214cm" chart:style-name="ch5">
              <text:p>CPU Time [sec]</text:p>
            </chart:title>
            <chart:grid chart:style-name="ch6" chart:class="major"/>
          </chart:axis>
          <chart:axis chart:dimension="y" chart:name="primary-y" chart:style-name="ch4">
            <chart:title svg:x="0.451cm" svg:y="10.428cm" chart:style-name="ch7">
              <text:p>Objective Value</text:p>
            </chart:title>
            <chart:grid chart:style-name="ch6" chart:class="major"/>
          </chart:axis>
          <chart:series chart:style-name="ch8" chart:values-cell-range-address="time_data.I4:time_data.I105" chart:class="chart:scatter">
            <chart:domain table:cell-range-address="time_data.H4:time_data.H105"/>
            <chart:data-point chart:repeated="1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544">
                <text:p>26.544</text:p>
                <draw:g>
                  <svg:desc>time_data.H4:time_data.H105</svg:desc>
                </draw:g>
              </table:table-cell>
              <table:table-cell office:value-type="float" office:value="825754000">
                <text:p>825754000</text:p>
                <draw:g>
                  <svg:desc>time_data.I4:time_data.I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997">
                <text:p>32.997</text:p>
              </table:table-cell>
              <table:table-cell office:value-type="float" office:value="825495000">
                <text:p>82549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45">
                <text:p>39.45</text:p>
              </table:table-cell>
              <table:table-cell office:value-type="float" office:value="826092000">
                <text:p>82609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903">
                <text:p>45.903</text:p>
              </table:table-cell>
              <table:table-cell office:value-type="float" office:value="826623000">
                <text:p>826623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356">
                <text:p>52.356</text:p>
              </table:table-cell>
              <table:table-cell office:value-type="float" office:value="827406000">
                <text:p>827406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989">
                <text:p>58.989</text:p>
              </table:table-cell>
              <table:table-cell office:value-type="float" office:value="825395000">
                <text:p>825395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622">
                <text:p>65.622</text:p>
              </table:table-cell>
              <table:table-cell office:value-type="float" office:value="826671000">
                <text:p>826671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255">
                <text:p>72.255</text:p>
              </table:table-cell>
              <table:table-cell office:value-type="float" office:value="825990000">
                <text:p>82599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888">
                <text:p>78.888</text:p>
              </table:table-cell>
              <table:table-cell office:value-type="float" office:value="826503000">
                <text:p>826503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.641">
                <text:p>85.641</text:p>
              </table:table-cell>
              <table:table-cell office:value-type="float" office:value="826468000">
                <text:p>826468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.394">
                <text:p>92.394</text:p>
              </table:table-cell>
              <table:table-cell office:value-type="float" office:value="826189000">
                <text:p>826189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147">
                <text:p>99.147</text:p>
              </table:table-cell>
              <table:table-cell office:value-type="float" office:value="826517000">
                <text:p>826517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.9">
                <text:p>105.9</text:p>
              </table:table-cell>
              <table:table-cell office:value-type="float" office:value="826525000">
                <text:p>826525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.174">
                <text:p>113.174</text:p>
              </table:table-cell>
              <table:table-cell office:value-type="float" office:value="826393000">
                <text:p>826393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.448">
                <text:p>120.448</text:p>
              </table:table-cell>
              <table:table-cell office:value-type="float" office:value="826334000">
                <text:p>826334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.722">
                <text:p>127.722</text:p>
              </table:table-cell>
              <table:table-cell office:value-type="float" office:value="826155000">
                <text:p>826155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4.996">
                <text:p>134.996</text:p>
              </table:table-cell>
              <table:table-cell office:value-type="float" office:value="825656000">
                <text:p>825656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.939">
                <text:p>175.939</text:p>
              </table:table-cell>
              <table:table-cell office:value-type="float" office:value="825620000">
                <text:p>82562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6.882">
                <text:p>216.882</text:p>
              </table:table-cell>
              <table:table-cell office:value-type="float" office:value="826031000">
                <text:p>826031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7.825">
                <text:p>257.825</text:p>
              </table:table-cell>
              <table:table-cell office:value-type="float" office:value="825724000">
                <text:p>825724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8.768">
                <text:p>298.768</text:p>
              </table:table-cell>
              <table:table-cell office:value-type="float" office:value="832444000">
                <text:p>832444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1.041">
                <text:p>301.041</text:p>
              </table:table-cell>
              <table:table-cell office:value-type="float" office:value="832477000">
                <text:p>832477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3.314">
                <text:p>303.314</text:p>
              </table:table-cell>
              <table:table-cell office:value-type="float" office:value="832522000">
                <text:p>832522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5.587">
                <text:p>305.587</text:p>
              </table:table-cell>
              <table:table-cell office:value-type="float" office:value="832446000">
                <text:p>832446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7.86">
                <text:p>307.86</text:p>
              </table:table-cell>
              <table:table-cell office:value-type="float" office:value="832486000">
                <text:p>832486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6.98">
                <text:p>316.98</text:p>
              </table:table-cell>
              <table:table-cell office:value-type="float" office:value="832468000">
                <text:p>832468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6.1">
                <text:p>326.1</text:p>
              </table:table-cell>
              <table:table-cell office:value-type="float" office:value="832406000">
                <text:p>832406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5.22">
                <text:p>335.22</text:p>
              </table:table-cell>
              <table:table-cell office:value-type="float" office:value="832371000">
                <text:p>832371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4.34">
                <text:p>344.34</text:p>
              </table:table-cell>
              <table:table-cell office:value-type="float" office:value="832489000">
                <text:p>832489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3.459">
                <text:p>353.459</text:p>
              </table:table-cell>
              <table:table-cell office:value-type="float" office:value="832482000">
                <text:p>832482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2.578">
                <text:p>362.578</text:p>
              </table:table-cell>
              <table:table-cell office:value-type="float" office:value="832476000">
                <text:p>832476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1.697">
                <text:p>371.697</text:p>
              </table:table-cell>
              <table:table-cell office:value-type="float" office:value="832541000">
                <text:p>832541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0.816">
                <text:p>380.816</text:p>
              </table:table-cell>
              <table:table-cell office:value-type="float" office:value="832456000">
                <text:p>832456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7.742">
                <text:p>387.742</text:p>
              </table:table-cell>
              <table:table-cell office:value-type="float" office:value="832486000">
                <text:p>832486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4.668">
                <text:p>394.668</text:p>
              </table:table-cell>
              <table:table-cell office:value-type="float" office:value="832446000">
                <text:p>832446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1.594">
                <text:p>401.594</text:p>
              </table:table-cell>
              <table:table-cell office:value-type="float" office:value="832501000">
                <text:p>832501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8.52">
                <text:p>408.52</text:p>
              </table:table-cell>
              <table:table-cell office:value-type="float" office:value="832416000">
                <text:p>832416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1.027">
                <text:p>411.027</text:p>
              </table:table-cell>
              <table:table-cell office:value-type="float" office:value="832392000">
                <text:p>832392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3.534">
                <text:p>413.534</text:p>
              </table:table-cell>
              <table:table-cell office:value-type="float" office:value="832426000">
                <text:p>832426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6.041">
                <text:p>416.041</text:p>
              </table:table-cell>
              <table:table-cell office:value-type="float" office:value="832507000">
                <text:p>832507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8.548">
                <text:p>418.548</text:p>
              </table:table-cell>
              <table:table-cell office:value-type="float" office:value="832446000">
                <text:p>832446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0.424">
                <text:p>450.424</text:p>
              </table:table-cell>
              <table:table-cell office:value-type="float" office:value="833051000">
                <text:p>833051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7.404">
                <text:p>457.404</text:p>
              </table:table-cell>
              <table:table-cell office:value-type="float" office:value="833031000">
                <text:p>833031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4.384">
                <text:p>464.384</text:p>
              </table:table-cell>
              <table:table-cell office:value-type="float" office:value="832970000">
                <text:p>83297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1.364">
                <text:p>471.364</text:p>
              </table:table-cell>
              <table:table-cell office:value-type="float" office:value="833111000">
                <text:p>833111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8.344">
                <text:p>478.344</text:p>
              </table:table-cell>
              <table:table-cell office:value-type="float" office:value="833162000">
                <text:p>833162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5.472">
                <text:p>485.472</text:p>
              </table:table-cell>
              <table:table-cell office:value-type="float" office:value="833258000">
                <text:p>833258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2.6">
                <text:p>492.6</text:p>
              </table:table-cell>
              <table:table-cell office:value-type="float" office:value="833146000">
                <text:p>833146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9.728">
                <text:p>499.728</text:p>
              </table:table-cell>
              <table:table-cell office:value-type="float" office:value="833216000">
                <text:p>833216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6.856">
                <text:p>506.856</text:p>
              </table:table-cell>
              <table:table-cell office:value-type="float" office:value="833185000">
                <text:p>833185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3.965">
                <text:p>513.965</text:p>
              </table:table-cell>
              <table:table-cell office:value-type="float" office:value="833028000">
                <text:p>833028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1.074">
                <text:p>521.074</text:p>
              </table:table-cell>
              <table:table-cell office:value-type="float" office:value="833216000">
                <text:p>833216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8.183">
                <text:p>528.183</text:p>
              </table:table-cell>
              <table:table-cell office:value-type="float" office:value="833191000">
                <text:p>833191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5.292">
                <text:p>535.292</text:p>
              </table:table-cell>
              <table:table-cell office:value-type="float" office:value="833201000">
                <text:p>833201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2.642">
                <text:p>542.642</text:p>
              </table:table-cell>
              <table:table-cell office:value-type="float" office:value="833264000">
                <text:p>833264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9.992">
                <text:p>549.992</text:p>
              </table:table-cell>
              <table:table-cell office:value-type="float" office:value="833180000">
                <text:p>83318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7.342">
                <text:p>557.342</text:p>
              </table:table-cell>
              <table:table-cell office:value-type="float" office:value="833117000">
                <text:p>833117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4.692">
                <text:p>564.692</text:p>
              </table:table-cell>
              <table:table-cell office:value-type="float" office:value="833110000">
                <text:p>83311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9.102">
                <text:p>579.102</text:p>
              </table:table-cell>
              <table:table-cell office:value-type="float" office:value="833058000">
                <text:p>833058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0.543">
                <text:p>580.543</text:p>
              </table:table-cell>
              <table:table-cell office:value-type="float" office:value="833213000">
                <text:p>833213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1.242">
                <text:p>591.242</text:p>
              </table:table-cell>
              <table:table-cell office:value-type="float" office:value="833273000">
                <text:p>833273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2.332">
                <text:p>622.332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9.212">
                <text:p>629.212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6.092">
                <text:p>636.092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2.972">
                <text:p>642.972</text:p>
              </table:table-cell>
              <table:table-cell office:value-type="float" office:value="835216000">
                <text:p>835216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9.852">
                <text:p>649.852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6.692">
                <text:p>656.692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3.532">
                <text:p>663.532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0.372">
                <text:p>670.372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7.212">
                <text:p>677.212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4.159">
                <text:p>684.159</text:p>
              </table:table-cell>
              <table:table-cell office:value-type="float" office:value="835216000">
                <text:p>835216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1.106">
                <text:p>691.106</text:p>
              </table:table-cell>
              <table:table-cell office:value-type="float" office:value="835216000">
                <text:p>835216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8.053">
                <text:p>698.053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5">
                <text:p>705</text:p>
              </table:table-cell>
              <table:table-cell office:value-type="float" office:value="835216000">
                <text:p>835216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3.037">
                <text:p>713.037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1.074">
                <text:p>721.074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9.111">
                <text:p>729.111</text:p>
              </table:table-cell>
              <table:table-cell office:value-type="float" office:value="835216000">
                <text:p>835216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7.148">
                <text:p>737.148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6.499">
                <text:p>746.499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5.85">
                <text:p>755.85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5.201">
                <text:p>765.201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4.552">
                <text:p>774.552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1.678">
                <text:p>781.678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8.804">
                <text:p>788.804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5.93">
                <text:p>795.93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03.056">
                <text:p>803.056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0.0645">
                <text:p>810.0645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7.073">
                <text:p>817.073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4.0815">
                <text:p>824.0815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31.09">
                <text:p>831.09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8.1325">
                <text:p>838.1325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5.175">
                <text:p>845.175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52.2175">
                <text:p>852.2175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59.26">
                <text:p>859.26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6.49">
                <text:p>866.49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3.72">
                <text:p>873.72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0.95">
                <text:p>880.95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88.18">
                <text:p>888.18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90.6">
                <text:p>890.6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3.02">
                <text:p>893.02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5.44">
                <text:p>895.44</text:p>
              </table:table-cell>
              <table:table-cell office:value-type="float" office:value="835218000">
                <text:p>835218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7.86">
                <text:p>807.86</text:p>
              </table:table-cell>
              <table:table-cell office:value-type="float" office:value="835218000">
                <text:p>83521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